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170000011139DADA28.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1E10000003AEB1897C4.png" manifest:media-type="image/png"/>
  <manifest:file-entry manifest:full-path="Pictures/10000359000022F200000C202FCC94DE.png" manifest:media-type="image/png"/>
  <manifest:file-entry manifest:full-path="Pictures/10000000000003FB000003A353167F67.png" manifest:media-type="image/png"/>
  <manifest:file-entry manifest:full-path="Pictures/1000000000000780000004B024552FF2.png" manifest:media-type="image/png"/>
  <manifest:file-entry manifest:full-path="Pictures/10000000000000F100000031033422C6.png" manifest:media-type="image/png"/>
  <manifest:file-entry manifest:full-path="Pictures/10000000000003CF000003B3BC67FA0B.png" manifest:media-type="image/png"/>
  <manifest:file-entry manifest:full-path="Pictures/10000000000000EB000000307DD9D61B.png" manifest:media-type="image/png"/>
  <manifest:file-entry manifest:full-path="Pictures/100000000000006300000030A01858C0.png" manifest:media-type="image/png"/>
  <manifest:file-entry manifest:full-path="Pictures/10000000000002EF000001229E86C9FC.png" manifest:media-type="image/png"/>
  <manifest:file-entry manifest:full-path="Pictures/100000000000048C00000181E01010F6.png" manifest:media-type="image/png"/>
  <manifest:file-entry manifest:full-path="Pictures/100000000000011400000032A75DC6B3.png" manifest:media-type="image/png"/>
  <manifest:file-entry manifest:full-path="Pictures/100002010000004D0000002A56F82B0C.png" manifest:media-type="image/png"/>
  <manifest:file-entry manifest:full-path="Pictures/10000000000002BB000002B6E306F814.png" manifest:media-type="image/png"/>
  <manifest:file-entry manifest:full-path="Pictures/1000088100000A2300000A5075ACB62F.png" manifest:media-type="image/png"/>
  <manifest:file-entry manifest:full-path="Pictures/10000000000000B9000000329F886385.png" manifest:media-type="image/png"/>
  <manifest:file-entry manifest:full-path="Pictures/10000000000002D40000009654752F74.png" manifest:media-type="image/png"/>
  <manifest:file-entry manifest:full-path="Pictures/10000000000000670000002EBB8667D8.png" manifest:media-type="image/png"/>
  <manifest:file-entry manifest:full-path="Pictures/1000000000000315000003F18D4F228B.png" manifest:media-type="image/png"/>
  <manifest:file-entry manifest:full-path="Pictures/10000201000000670000001995B248BD.png" manifest:media-type="image/png"/>
  <manifest:file-entry manifest:full-path="Pictures/10000000000003D10000011C2A57D62C.png" manifest:media-type="image/png"/>
  <manifest:file-entry manifest:full-path="Pictures/100002010000006700000019CCDDD1CC.png" manifest:media-type="image/png"/>
  <manifest:file-entry manifest:full-path="Pictures/10000000000002BA00000076545358B6.png" manifest:media-type="image/png"/>
  <manifest:file-entry manifest:full-path="Pictures/10000000000001230000002E3C7630D5.png" manifest:media-type="image/png"/>
  <manifest:file-entry manifest:full-path="Pictures/100002010000004D0000002AEE77CB92.png" manifest:media-type="image/png"/>
  <manifest:file-entry manifest:full-path="Pictures/10000000000003DF00000114314FF2A2.png" manifest:media-type="image/png"/>
  <manifest:file-entry manifest:full-path="Pictures/100000000000009C0000002F5E3813B6.png" manifest:media-type="image/png"/>
  <manifest:file-entry manifest:full-path="Pictures/100000000000003B000000355DECBC11.png" manifest:media-type="image/png"/>
  <manifest:file-entry manifest:full-path="Pictures/100002010000007800000078C490A797.png" manifest:media-type="image/png"/>
  <manifest:file-entry manifest:full-path="Pictures/100000000000012500000173EC5960A0.png" manifest:media-type="image/png"/>
  <manifest:file-entry manifest:full-path="Pictures/10000000000003C800000221E43B2A73.png" manifest:media-type="image/png"/>
  <manifest:file-entry manifest:full-path="Pictures/10000201000000D5000000D903FA3869.png" manifest:media-type="image/png"/>
  <manifest:file-entry manifest:full-path="Pictures/10000000000001D60000018236467958.png" manifest:media-type="image/png"/>
  <manifest:file-entry manifest:full-path="Pictures/100002E200000887000004FF98900CBD.png" manifest:media-type="image/png"/>
  <manifest:file-entry manifest:full-path="Pictures/10000000000002490000007776B42412.png" manifest:media-type="image/png"/>
  <manifest:file-entry manifest:full-path="Pictures/10001D5B0000178E00000D6E2D32AA8A.png" manifest:media-type="image/png"/>
  <manifest:file-entry manifest:full-path="Pictures/100002000000002000000020847A9B82.png" manifest:media-type="image/png"/>
  <manifest:file-entry manifest:full-path="Pictures/10000000000001CA000001605AAC5BAC.png" manifest:media-type="image/png"/>
  <manifest:file-entry manifest:full-path="Pictures/1000000000000372000002BAD29F5F93.png" manifest:media-type="image/png"/>
  <manifest:file-entry manifest:full-path="Pictures/10002B0700002C9D00000CCA8CD9FC83.png" manifest:media-type="image/png"/>
  <manifest:file-entry manifest:full-path="Pictures/10000201000001F4000001F4F0317D4C.png" manifest:media-type="image/png"/>
  <manifest:file-entry manifest:full-path="Pictures/200000010000877F000014FB76FF97FA.png" manifest:media-type="image/png"/>
  <manifest:file-entry manifest:full-path="Pictures/10000000000002B90000030F9BDE2A31.png" manifest:media-type="image/png"/>
  <manifest:file-entry manifest:full-path="Pictures/10000201000000E1000000E1704888D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ans3" svg:font-family="'Liberation Sans', Arial" style:font-family-generic="roman"/>
    <style:font-face style:name="Lohit Devanagari" svg:font-family="'Lohit Devanagari'" style:font-family-generic="roman"/>
    <style:font-face style:name="Lohit Hindi" svg:font-family="'Lohit Hindi'" style:font-family-generic="roman"/>
    <style:font-face style:name="AR PL UMing HK1" svg:font-family="'AR PL UMing HK'" style:font-pitch="variable"/>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3" svg:font-family="'Lohit Devanagari'" style:font-family-generic="system" style:font-pitch="variable"/>
    <style:font-face style:name="Lohit Hindi1"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396cm"/>
    </style:style>
    <style:style style:name="gr3" style:family="graphic">
      <style:graphic-properties style:protect="size"/>
    </style:style>
    <style:style style:name="gr4" style:family="graphic" style:parent-style-name="Object_20_with_20_no_20_fill_20_and_20_no_20_line">
      <style:graphic-properties draw:stroke="none" svg:stroke-width="0.018cm" draw:marker-start-width="0.23cm" draw:marker-end-width="0.23cm"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stroke-dash="Ultrafine_20_2_20_Dots_20_3_20_Dashes" svg:stroke-width="0.028cm" svg:stroke-color="#00b8ff" draw:marker-start-width="0.242cm" draw:marker-end-width="0.242cm" svg:stroke-opacity="95%" draw:stroke-linejoin="round" svg:stroke-linecap="butt"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text">
      <style:graphic-properties draw:stroke="dash" draw:stroke-dash="Ultrafine_20_2_20_Dots_20_3_20_Dashes" svg:stroke-width="0.035cm" svg:stroke-color="#2323dc" draw:marker-start-width="0.252cm" draw:marker-end-width="0.252cm" svg:stroke-opacity="99%" draw:fill="none" draw:textarea-horizontal-align="center" draw:textarea-vertical-align="middle" fo:padding-top="0.017cm" fo:padding-bottom="0.017cm" fo:padding-left="0.017cm" fo:padding-right="0.017cm"/>
    </style:style>
    <style:style style:name="gr8" style:family="graphic" style:parent-style-name="text">
      <style:graphic-properties draw:stroke="dash" draw:stroke-dash="Ultrafine_20_2_20_Dots_20_3_20_Dashes" svg:stroke-width="0.035cm" svg:stroke-color="#ff3366" draw:marker-start-width="0.252cm" draw:marker-end-width="0.252cm" svg:stroke-opacity="99%" draw:fill="none" draw:textarea-horizontal-align="center" draw:textarea-vertical-align="middle" fo:padding-top="0.017cm" fo:padding-bottom="0.017cm" fo:padding-left="0.017cm" fo:padding-right="0.017cm"/>
    </style:style>
    <style:style style:name="gr9" style:family="graphic" style:parent-style-name="Object_20_with_20_no_20_fill_20_and_20_no_20_line">
      <style:graphic-properties draw:stroke="none" draw:stroke-linejoin="bevel" draw:fill="none" draw:textarea-horizontal-align="center" draw:textarea-vertical-align="middle" draw:color-mode="standard" draw:luminance="0%" draw:contrast="0%" draw:gamma="100%" draw:red="0%" draw:green="0%" draw:blue="0%" fo:clip="rect(0cm, 0cm, 0cm, 0cm)" draw:image-opacity="100%" style:mirror="horizontal"/>
    </style:style>
    <style:style style:name="gr10" style:family="graphic" style:parent-style-name="Object_20_with_20_no_20_fill_20_and_20_no_20_line">
      <style:graphic-properties draw:stroke="none"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text">
      <style:graphic-properties draw:stroke="dash" draw:stroke-dash="Ultrafine_20_2_20_Dots_20_3_20_Dashes" svg:stroke-width="0.035cm" svg:stroke-color="#008000" draw:marker-start-width="0.252cm" draw:marker-end-width="0.252cm" svg:stroke-opacity="99%" draw:fill="none" draw:textarea-horizontal-align="center" draw:textarea-vertical-align="middle" fo:padding-top="0.017cm" fo:padding-bottom="0.017cm" fo:padding-left="0.017cm" fo:padding-right="0.017cm"/>
    </style:style>
    <style:style style:name="gr12" style:family="graphic" style:parent-style-name="objectwithoutfill">
      <style:graphic-properties svg:stroke-color="#008000" draw:marker-start="Arrow" draw:marker-end="Arrow" draw:marker-end-width="0.3cm" draw:fill="none" draw:textarea-vertical-align="middle"/>
    </style:style>
    <style:style style:name="gr13" style:family="graphic" style:parent-style-name="text">
      <style:graphic-properties draw:stroke="dash" draw:stroke-dash="Ultrafine_20_Dashed" svg:stroke-width="0.081cm" svg:stroke-color="#2323dc" draw:marker-start-width="0.321cm" draw:marker-end-width="0.321cm" svg:stroke-opacity="99%" draw:fill="none" draw:textarea-horizontal-align="center" draw:textarea-vertical-align="middle" fo:padding-top="0.023cm" fo:padding-bottom="0.023cm" fo:padding-left="0.023cm" fo:padding-right="0.023cm"/>
    </style:style>
    <style:style style:name="gr14" style:family="graphic" style:parent-style-name="text">
      <style:graphic-properties draw:stroke="dash" draw:stroke-dash="Ultrafine_20_Dashed" svg:stroke-width="0.081cm" svg:stroke-color="#ff6633" draw:marker-start-width="0.321cm" draw:marker-end-width="0.321cm" svg:stroke-opacity="99%" draw:fill="none" draw:textarea-horizontal-align="center" draw:textarea-vertical-align="middle" fo:padding-top="0.023cm" fo:padding-bottom="0.023cm" fo:padding-left="0.023cm" fo:padding-right="0.023cm"/>
    </style:style>
    <style:style style:name="gr15" style:family="graphic" style:parent-style-name="text">
      <style:graphic-properties draw:stroke="dash" draw:stroke-dash="Ultrafine_20_Dashed" svg:stroke-width="0.081cm" svg:stroke-color="#008000" draw:marker-start-width="0.321cm" draw:marker-end-width="0.321cm" svg:stroke-opacity="99%" draw:fill="none" draw:textarea-horizontal-align="center" draw:textarea-vertical-align="middle" fo:padding-top="0.023cm" fo:padding-bottom="0.023cm" fo:padding-left="0.023cm" fo:padding-right="0.0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115cm, 0cm)" draw:image-opacity="100%" style:mirror="none"/>
    </style:style>
    <style:style style:name="gr17" style:family="graphic" style:parent-style-name="standard">
      <style:graphic-properties draw:stroke="none" svg:stroke-color="#000000" draw:fill="none" draw:fill-color="#ffffff" draw:auto-grow-height="true" draw:auto-grow-width="false" fo:max-height="0cm" fo:min-height="0cm"/>
    </style:style>
    <style:style style:name="gr18" style:family="graphic" style:parent-style-name="Object_20_with_20_no_20_fill_20_and_20_no_20_line">
      <style:graphic-properties draw:stroke="none" draw:stroke-dash="Dashed_20__28_var_29_"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19cm, 0cm, 0cm)" draw:image-opacity="100%" style:mirror="none"/>
    </style:style>
    <style:style style:name="gr21" style:family="graphic" style:parent-style-name="text">
      <style:graphic-properties draw:stroke="dash" draw:stroke-dash="Ultrafine_20_Dashed" svg:stroke-width="0.081cm" svg:stroke-color="#ff0000" draw:marker-start-width="0.321cm" draw:marker-end-width="0.321cm" svg:stroke-opacity="99%" draw:fill="none" draw:textarea-horizontal-align="center" draw:textarea-vertical-align="middle" fo:padding-top="0.023cm" fo:padding-bottom="0.023cm" fo:padding-left="0.023cm" fo:padding-right="0.02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28cm, 18.136cm, 8.128cm, 10.363cm)" draw:image-opacity="100%" style:mirror="none"/>
    </style:style>
    <style:style style:name="gr23" style:family="graphic" style:parent-style-name="standard">
      <style:graphic-properties draw:marker-start="Arrow" draw:marker-end="Arrow" draw:fill="solid" draw:fill-color="#b3b3b3" draw:opacity="15%" draw:textarea-vertical-align="middle"/>
    </style:style>
    <style:style style:name="gr24" style:family="graphic" style:parent-style-name="standard">
      <style:graphic-properties draw:marker-start="Arrow" draw:marker-end="" draw:fill="solid" draw:fill-color="#b3b3b3" draw:opacity="15%" draw:textarea-vertical-align="middle"/>
    </style:style>
    <style:style style:name="gr25" style:family="graphic" style:parent-style-name="Object_20_with_20_no_20_fill_20_and_20_no_20_line">
      <style:graphic-properties draw:stroke="solid" svg:stroke-width="0.035cm" draw:marker-start-width="0.255cm" draw:marker-end-width="0.255cm"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51cm, 0cm)" draw:image-opacity="100%" style:mirror="none"/>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02cm, 18.136cm, 8.128cm, 10.363cm)" draw:image-opacity="100%" style:mirror="none"/>
    </style:style>
    <style:style style:name="gr28" style:family="graphic" style:parent-style-name="Object_20_with_20_no_20_fill_20_and_20_no_20_line">
      <style:graphic-properties draw:stroke="none" svg:stroke-color="#b84700"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fo:min-height="2.599cm"/>
    </style:style>
    <style:style style:name="gr30" style:family="graphic" style:parent-style-name="standard">
      <style:graphic-properties draw:stroke="none" draw:fill="none" fo:min-height="0.258cm"/>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799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2.54cm"/>
    </style:style>
    <style:style style:name="pr3" style:family="presentation" style:parent-style-name="BrightBlue-subtitle">
      <style:graphic-properties draw:fill-color="#ffffff" fo:min-height="1.778cm"/>
    </style:style>
    <style:style style:name="pr4" style:family="presentation" style:parent-style-name="BrightBlue-notes">
      <style:graphic-properties draw:fill-color="#ffffff" draw:auto-grow-height="true" fo:min-height="13.364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subtitle">
      <style:graphic-properties draw:fill-color="#ffffff" fo:min-height="1.526cm"/>
    </style:style>
    <style:style style:name="pr8" style:family="presentation" style:parent-style-name="BrightBlue-subtitle">
      <style:graphic-properties draw:fill-color="#ffffff" fo:min-height="0.001cm"/>
    </style:style>
    <style:style style:name="pr9" style:family="presentation" style:parent-style-name="BrightBlue-subtitle">
      <style:graphic-properties draw:fill-color="#ffffff" fo:min-height="0.367cm"/>
    </style:style>
    <style:style style:name="pr10" style:family="presentation" style:parent-style-name="BrightBlue-subtitle">
      <style:graphic-properties draw:fill-color="#ffffff" fo:min-height="1.724cm"/>
    </style:style>
    <style:style style:name="pr11" style:family="presentation" style:parent-style-name="BrightBlue-subtitle">
      <style:graphic-properties draw:fill-color="#ffffff" fo:min-height="1.429cm"/>
    </style:style>
    <style:style style:name="pr12" style:family="presentation" style:parent-style-name="BrightBlue-subtitle">
      <style:graphic-properties draw:stroke="dash" draw:stroke-dash="Ultrafine_20_Dashed" svg:stroke-width="0.212cm" svg:stroke-color="#ff0000" draw:marker-start-width="0.517cm" draw:marker-end-width="0.517cm" draw:fill-color="#ffffff" fo:min-height="0.986cm" fo:padding-top="0.105cm" fo:padding-bottom="0.105cm" fo:padding-left="0.105cm" fo:padding-right="0.105cm"/>
    </style:style>
    <style:style style:name="pr13" style:family="presentation" style:parent-style-name="BrightBlue-subtitle">
      <style:graphic-properties draw:fill-color="#ffffff" fo:min-height="0.986cm"/>
    </style:style>
    <style:style style:name="pr14" style:family="presentation" style:parent-style-name="BrightBlue-subtitle">
      <style:graphic-properties draw:stroke="none" draw:fill="none" draw:fill-color="#ffffff" fo:min-height="3.81cm"/>
    </style:style>
    <style:style style:name="pr15" style:family="presentation" style:parent-style-name="BrightBlue-subtitle">
      <style:graphic-properties draw:stroke="none" draw:fill="none" draw:fill-color="#ffffff" fo:min-height="3.556cm"/>
    </style:style>
    <style:style style:name="pr16" style:family="presentation" style:parent-style-name="BrightBlue-subtitle">
      <style:graphic-properties draw:fill-color="#ffffff" fo:min-height="0.56cm"/>
    </style:style>
    <style:style style:name="pr17" style:family="presentation" style:parent-style-name="BrightBlue-subtitle">
      <style:graphic-properties draw:stroke="none" draw:fill="solid" draw:fill-color="#ffffff" fo:min-height="3.778cm"/>
    </style:style>
    <style:style style:name="pr18" style:family="presentation" style:parent-style-name="BrightBlue-subtitle">
      <style:graphic-properties draw:stroke="none" draw:fill="none" draw:fill-color="#ffffff" fo:min-height="2.288cm"/>
    </style:style>
    <style:style style:name="pr19" style:family="presentation" style:parent-style-name="BrightBlue-outline1">
      <style:graphic-properties draw:stroke="none" draw:fill="none" draw:fill-color="#ffffff" fo:min-height="2.052cm"/>
    </style:style>
    <style:style style:name="pr20" style:family="presentation" style:parent-style-name="BrightBlue-subtitle">
      <style:graphic-properties draw:stroke="solid" svg:stroke-width="0.028cm" svg:stroke-color="#0000ff" draw:marker-start-width="0.242cm" draw:marker-end-width="0.242cm" draw:fill-color="#ffffff" fo:min-height="5.204cm" fo:padding-top="0.014cm" fo:padding-bottom="0.014cm" fo:padding-left="0.014cm" fo:padding-right="0.014cm"/>
    </style:style>
    <style:style style:name="pr21" style:family="presentation" style:parent-style-name="BrightBlue-subtitle">
      <style:graphic-properties draw:fill-color="#ffffff" fo:min-height="1.27cm"/>
    </style:style>
    <style:style style:name="pr22" style:family="presentation" style:parent-style-name="BrightBlue-outline1">
      <style:graphic-properties draw:stroke="none" draw:fill="none" draw:fill-color="#ffffff" fo:min-height="0.629cm"/>
    </style:style>
    <style:style style:name="pr23" style:family="presentation" style:parent-style-name="BrightBlue-outline1">
      <style:graphic-properties draw:stroke="none" draw:fill="none" draw:fill-color="#ffffff" draw:textarea-vertical-align="middle" fo:min-height="2.052cm"/>
    </style:style>
    <style:style style:name="pr24" style:family="presentation" style:parent-style-name="BrightBlue-outline1">
      <style:graphic-properties draw:stroke="none" draw:marker-start="Arrow" draw:marker-end="" draw:fill="none" fo:min-height="0.629cm"/>
    </style:style>
    <style:style style:name="pr25" style:family="presentation" style:parent-style-name="BrightBlue-subtitle">
      <style:graphic-properties draw:stroke="solid" svg:stroke-width="0.018cm" draw:marker-start-width="0.227cm" draw:marker-end-width="0.227cm" draw:fill-color="#ffffff" fo:min-height="8.384cm" fo:padding-top="0.009cm" fo:padding-bottom="0.009cm" fo:padding-left="0.009cm" fo:padding-right="0.009cm"/>
    </style:style>
    <style:style style:name="P1" style:family="paragraph">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agraph-properties fo:text-align="center"/>
    </style:style>
    <style:style style:name="P3" style:family="paragraph">
      <style:text-properties fo:color="#0047ff" fo:font-size="16pt" style:text-underline-style="none" fo:font-weight="normal" style:font-size-asian="16pt" style:font-weight-asian="normal" style:font-size-complex="16pt" style:font-weight-complex="normal"/>
    </style:style>
    <style:style style:name="P4" style:family="paragraph">
      <style:paragraph-properties fo:margin-top="0.42cm" fo:margin-bottom="0.35cm" fo:text-align="center"/>
    </style:style>
    <style:style style:name="P5" style:family="paragraph">
      <style:paragraph-properties fo:margin-top="0.42cm" fo:margin-bottom="0.35cm" fo:text-align="center"/>
      <style:text-properties fo:color="#0047ff" fo:font-size="10pt" style:font-size-asian="10pt" style:font-size-complex="10pt"/>
    </style:style>
    <style:style style:name="P6" style:family="paragraph">
      <style:paragraph-properties fo:margin-top="0cm" fo:margin-bottom="0cm" fo:text-align="justify"/>
    </style:style>
    <style:style style:name="P7" style:family="paragraph">
      <style:paragraph-properties fo:text-align="justify"/>
    </style:style>
    <style:style style:name="P8" style:family="paragraph">
      <style:paragraph-properties fo:margin-top="0cm" fo:margin-bottom="0cm" fo:text-align="start"/>
    </style:style>
    <style:style style:name="P9" style:family="paragraph">
      <style:paragraph-properties fo:text-align="start"/>
    </style:style>
    <style:style style:name="P10" style:family="paragraph">
      <style:text-properties fo:font-size="20pt"/>
    </style:style>
    <style:style style:name="P11" style:family="paragraph">
      <style:paragraph-properties fo:text-align="center"/>
      <style:text-properties fo:font-size="13pt" style:font-size-asian="13pt" style:font-size-complex="13pt"/>
    </style:style>
    <style:style style:name="P12" style:family="paragraph">
      <style:text-properties fo:font-size="13pt" style:font-size-asian="13pt" style:font-size-complex="13pt"/>
    </style:style>
    <style:style style:name="P13" style:family="paragraph">
      <style:text-properties fo:font-size="12pt" style:font-size-asian="11pt" style:font-size-complex="11pt"/>
    </style:style>
    <style:style style:name="P14" style:family="paragraph">
      <style:text-properties fo:font-size="11pt" style:font-size-asian="11pt" style:font-size-complex="11pt"/>
    </style:style>
    <style:style style:name="P15" style:family="paragraph">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P16" style:family="paragraph">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P17" style:family="paragraph">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P18" style:family="paragraph">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9" style:family="paragraph">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text-properties fo:font-size="20pt" style:font-size-asian="20pt" style:font-size-complex="20pt"/>
    </style:style>
    <style:style style:name="P21" style:family="paragraph">
      <style:paragraph-properties fo:text-align="center"/>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2" style:family="paragraph">
      <style:paragraph-properties fo:text-align="star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3" style:family="paragraph">
      <style:paragraph-properties fo:text-align="star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P24" style:family="paragraph">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P25" style:family="paragraph">
      <style:paragraph-properties fo:margin-left="0.254cm" fo:margin-right="0.305cm" fo:text-align="center" fo:text-indent="0cm"/>
    </style:style>
    <style:style style:name="P26" style:family="paragraph">
      <style:paragraph-properties fo:margin-left="0.254cm" fo:margin-right="0.305cm" fo:text-align="center" fo:text-indent="0cm"/>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P27" style:family="paragraph">
      <style:text-properties fo:font-size="13pt" fo:font-weight="bold" style:font-size-asian="13pt" style:font-size-complex="13pt"/>
    </style:style>
    <style:style style:name="P28" style:family="paragraph">
      <style:paragraph-properties fo:margin-left="0.203cm" fo:margin-right="0cm" fo:margin-top="0cm" fo:margin-bottom="0cm" fo:text-align="start" fo:text-indent="0cm"/>
    </style:style>
    <style:style style:name="P29" style:family="paragraph">
      <style:paragraph-properties fo:margin-left="0.203cm" fo:margin-right="0cm" fo:margin-top="0cm" fo:margin-bottom="0cm" fo:text-align="start" fo:text-indent="0cm"/>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30" style:family="paragraph">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1" style:family="paragraph">
      <style:text-properties fo:font-size="14pt" fo:font-weight="bold" style:font-size-asian="14pt" style:font-weight-asian="bold" style:font-size-complex="14pt" style:font-weight-complex="bold"/>
    </style:style>
    <style:style style:name="P32" style:family="paragraph">
      <style:text-properties fo:font-size="14pt" fo:font-weight="bold" style:font-size-asian="14pt" style:font-size-complex="14pt"/>
    </style:style>
    <style:style style:name="P33" style:family="paragraph">
      <style:text-properties fo:color="#666666" fo:font-size="16pt" fo:font-style="italic" fo:font-weight="bold" style:font-size-asian="16pt" style:font-style-asian="italic" style:font-size-complex="16pt" style:font-style-complex="italic"/>
    </style:style>
    <style:style style:name="P34" style:family="paragraph">
      <style:text-properties fo:font-size="20pt" style:text-underline-style="solid" style:text-underline-width="auto" style:text-underline-color="font-color" style:font-size-asian="20pt" style:font-size-complex="20pt"/>
    </style:style>
    <style:style style:name="P35" style:family="paragraph">
      <style:text-properties fo:font-size="12pt" fo:font-weight="bold" style:font-size-asian="12pt" style:font-size-complex="12pt"/>
    </style:style>
    <style:style style:name="P36" style:family="paragraph">
      <style:text-properties fo:font-size="12pt" fo:font-weight="bold" style:font-size-asian="12pt" style:font-weight-asian="bold" style:font-size-complex="12pt" style:font-weight-complex="bold"/>
    </style:style>
    <style:style style:name="P37" style:family="paragraph">
      <style:text-properties fo:font-size="12pt" style:font-size-asian="12pt" style:font-size-complex="12pt"/>
    </style:style>
    <style:style style:name="P38" style:family="paragraph">
      <style:text-properties fo:color="#0084d1" fo:font-size="16pt" fo:font-weight="bold" style:font-size-asian="16pt" style:font-weight-asian="bold" style:font-size-complex="16pt" style:font-weight-complex="bold"/>
    </style:style>
    <style:style style:name="P39" style:family="paragraph">
      <style:paragraph-properties fo:margin-left="0cm" fo:margin-right="0cm" fo:text-align="start" fo:text-indent="0.406cm"/>
    </style:style>
    <style:style style:name="P40" style:family="paragraph">
      <style:paragraph-properties fo:margin-left="0cm" fo:margin-right="0cm" fo:text-align="start" fo:text-indent="0.406cm"/>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text-properties fo:font-size="16pt" fo:font-weight="normal" style:font-size-asian="16pt" style:font-weight-asian="normal" style:font-size-complex="16pt" style:font-weight-complex="normal"/>
    </style:style>
    <style:style style:name="P42" style:family="paragraph">
      <style:paragraph-properties fo:text-align="end"/>
      <style:text-properties fo:font-size="12pt" style:font-size-asian="12pt" style:font-size-complex="12pt"/>
    </style:style>
    <style:style style:name="P43" style:family="paragraph">
      <style:paragraph-properties fo:text-align="end"/>
      <style:text-properties fo:color="#4c4c4c" fo:font-size="12pt" fo:font-weight="bold" style:font-size-asian="12pt" style:font-weight-asian="bold" style:font-size-complex="12pt" style:font-weight-complex="bold"/>
    </style:style>
    <style:style style:name="P44" style:family="paragraph">
      <style:paragraph-properties fo:margin-top="0.205cm" fo:margin-bottom="0.205cm"/>
    </style:style>
    <style:style style:name="P45" style:family="paragraph">
      <style:paragraph-properties fo:margin-top="0.307cm" fo:margin-bottom="0.713cm" fo:text-align="center"/>
    </style:style>
    <style:style style:name="P46" style:family="paragraph">
      <style:paragraph-properties fo:margin-top="0.307cm" fo:margin-bottom="0.713cm" fo:text-align="center"/>
      <style:text-properties fo:font-size="15pt" style:text-underline-style="solid" style:text-underline-width="auto" style:text-underline-color="font-color" style:font-size-asian="15pt" style:font-size-complex="15pt"/>
    </style:style>
    <style:style style:name="P47" style:family="paragraph">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fo:color="#0047ff" fo:font-size="16pt" style:text-underline-style="none" fo:font-weight="normal" style:font-size-asian="16pt" style:font-weight-asian="normal" style:font-size-complex="16pt" style:font-weight-complex="normal"/>
    </style:style>
    <style:style style:name="T4" style:family="text">
      <style:text-properties fo:color="#0047ff" fo:font-size="10pt" style:font-size-asian="10pt" style:font-size-complex="10pt"/>
    </style:style>
    <style:style style:name="T5" style:family="text">
      <style:text-properties fo:font-size="20pt" style:text-underline-style="solid" style:text-underline-width="auto" style:text-underline-color="font-color"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20pt" style:text-underline-style="none" fo:font-weight="normal" style:font-size-asian="20pt" style:font-weight-asian="normal" style:font-size-complex="20pt" style:font-weight-complex="normal"/>
    </style:style>
    <style:style style:name="T8" style:family="text">
      <style:text-properties fo:font-size="13pt" style:font-size-asian="13pt" style:font-size-complex="13pt"/>
    </style:style>
    <style:style style:name="T9" style:family="text">
      <style:text-properties fo:font-size="12pt" style:font-size-asian="11pt" style:font-size-complex="11pt"/>
    </style:style>
    <style:style style:name="T10" style:family="text">
      <style:text-properties fo:font-size="11pt" style:font-size-asian="11pt" style:font-size-complex="11pt"/>
    </style:style>
    <style:style style:name="T11" style:family="text">
      <style:text-properties fo:color="#280099" fo:font-size="13pt" fo:font-weight="bold" style:font-size-asian="13pt" style:font-weight-asian="bold" style:font-size-complex="13pt" style:font-weight-complex="bold"/>
    </style:style>
    <style:style style:name="T12" style:family="text">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T13" style:family="text">
      <style:text-properties fo:color="#0047ff"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4" style:family="text">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T15" style:family="text">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T16" style:family="text">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7" style:family="text">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fo:color="#4c4c4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9"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20" style:family="text">
      <style:text-properties fo:color="#000000" fo:font-size="18pt" fo:font-style="normal" style:font-size-asian="18pt" style:font-style-asian="normal" style:font-size-complex="18pt" style:font-style-complex="normal"/>
    </style:style>
    <style:style style:name="T21" style:family="text">
      <style:text-properties fo:color="#000000" fo:font-size="16pt" fo:font-style="italic" fo:font-weight="bold" style:font-size-asian="16pt" style:font-style-asian="italic" style:font-weight-asian="bold" style:font-size-complex="16pt" style:font-style-complex="italic" style:font-weight-complex="bold"/>
    </style:style>
    <style:style style:name="T22" style:family="text">
      <style:text-properties fo:color="#666666" fo:font-size="16pt" fo:font-style="italic" fo:font-weight="bold" style:font-size-asian="16pt" style:font-style-asian="italic" style:font-weight-asian="bold" style:font-size-complex="16pt" style:font-style-complex="italic" style:font-weight-complex="bold"/>
    </style:style>
    <style:style style:name="T23" style:family="tex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T24" style:family="tex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T25" style:family="text">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T26" style:family="text">
      <style:text-properties fo:color="#0099ff" fo:font-size="10pt" fo:font-style="italic" style:text-underline-style="none" fo:font-weight="normal" style:font-size-asian="10pt" style:font-style-asian="italic" style:font-weight-asian="normal" style:font-size-complex="10pt" style:font-style-complex="italic" style:font-weight-complex="normal"/>
    </style:style>
    <style:style style:name="T27" style:family="text">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T28" style:family="text">
      <style:text-properties fo:color="#0047ff" fo:font-size="8pt" fo:font-style="italic" style:text-underline-style="none" fo:font-weight="bold" style:font-size-asian="8pt" style:font-style-asian="normal" style:font-weight-asian="bold" style:font-size-complex="8pt" style:font-style-complex="normal" style:font-weight-complex="bold"/>
    </style:style>
    <style:style style:name="T29"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1" style:family="text">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T32" style:family="text">
      <style:text-properties fo:color="#ff0000" fo:font-size="8pt" fo:font-style="normal" style:text-underline-style="none" fo:font-weight="normal" style:font-size-asian="8pt" style:font-style-asian="normal" style:font-weight-asian="normal" style:font-size-complex="8pt" style:font-style-complex="normal" style:font-weight-complex="normal"/>
    </style:style>
    <style:style style:name="T33" style:family="text">
      <style:text-properties fo:color="#ff0000" fo:font-size="8pt" fo:font-style="normal" style:text-underline-style="none" fo:font-weight="bold" style:font-size-asian="8pt" style:font-style-asian="normal" style:font-weight-asian="bold" style:font-size-complex="8pt" style:font-style-complex="normal" style:font-weight-complex="bold"/>
    </style:style>
    <style:style style:name="T34" style:family="text">
      <style:text-properties fo:font-size="13pt" fo:font-weight="bold" style:font-size-asian="13pt" style:font-weight-asian="bold" style:font-size-complex="13pt" style:font-weight-complex="bold"/>
    </style:style>
    <style:style style:name="T35"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7"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38" style:family="text">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2pt" fo:font-weight="bold" style:font-size-asian="12pt" style:font-weight-asian="bold" style:font-size-complex="12pt" style:font-weight-complex="bold"/>
    </style:style>
    <style:style style:name="T41" style:family="text">
      <style:text-properties fo:font-size="12pt" style:font-size-asian="12pt" style:font-size-complex="12pt"/>
    </style:style>
    <style:style style:name="T42" style:family="text">
      <style:text-properties fo:color="#666666" fo:font-size="12pt" fo:font-style="italic" style:font-size-asian="12pt" style:font-style-asian="italic" style:font-size-complex="12pt" style:font-style-complex="italic"/>
    </style:style>
    <style:style style:name="T43" style:family="text">
      <style:text-properties fo:font-size="12pt" style:text-underline-style="none" style:font-size-asian="12pt" style:font-size-complex="12pt"/>
    </style:style>
    <style:style style:name="T44" style:family="text">
      <style:text-properties fo:font-size="12pt" style:text-underline-style="solid" style:text-underline-width="auto" style:text-underline-color="font-color" style:font-size-asian="12pt" style:font-size-complex="12pt"/>
    </style:style>
    <style:style style:name="T45" style:family="text">
      <style:text-properties fo:font-size="14pt" style:font-size-asian="14pt" style:font-size-complex="14pt"/>
    </style:style>
    <style:style style:name="T46" style:family="text">
      <style:text-properties fo:color="#666666" fo:font-size="16pt" fo:font-style="italic" style:font-size-asian="16pt" style:font-style-asian="italic" style:font-size-complex="16pt" style:font-style-complex="italic"/>
    </style:style>
    <style:style style:name="T47" style:family="text">
      <style:text-properties fo:color="#000000" fo:font-size="12pt" fo:font-style="italic" style:font-size-asian="12pt" style:font-style-asian="italic" style:font-size-complex="12pt" style:font-style-complex="italic"/>
    </style:style>
    <style:style style:name="T48" style:family="text">
      <style:text-properties fo:color="#4c4c4c" fo:font-size="12pt" fo:font-style="italic" style:text-underline-style="none" fo:font-weight="normal" style:font-size-asian="12pt" style:font-style-asian="italic" style:font-weight-asian="normal" style:font-size-complex="12pt" style:font-style-complex="italic" style:font-weight-complex="normal"/>
    </style:style>
    <style:style style:name="T49" style:family="text">
      <style:text-properties fo:color="#4c4c4c" fo:font-size="12pt" fo:font-style="italic" style:text-underline-style="none" fo:font-weight="bold" style:font-size-asian="12pt" style:font-style-asian="italic" style:font-weight-asian="bold" style:font-size-complex="12pt" style:font-style-complex="italic" style:font-weight-complex="bold"/>
    </style:style>
    <style:style style:name="T50" style:family="text">
      <style:text-properties fo:color="#4c4c4c"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51" style:family="text">
      <style:text-properties fo:font-size="12pt" fo:font-weight="normal" style:font-size-asian="12pt" style:font-weight-asian="normal" style:font-size-complex="12pt" style:font-weight-complex="normal"/>
    </style:style>
    <style:style style:name="T52" style:family="text">
      <style:text-properties fo:color="#666666" fo:font-size="12pt" fo:font-style="italic" fo:font-weight="normal" style:font-size-asian="12pt" style:font-style-asian="italic" style:font-weight-asian="normal" style:font-size-complex="12pt" style:font-style-complex="italic" style:font-weight-complex="normal"/>
    </style:style>
    <style:style style:name="T5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font-size="12pt" fo:font-style="italic" style:font-size-asian="12pt" style:font-style-asian="italic" style:font-size-complex="12pt" style:font-style-complex="italic"/>
    </style:style>
    <style:style style:name="T55" style:family="text">
      <style:text-properties fo:font-size="13pt" fo:font-style="normal" fo:text-shadow="none" fo:font-weight="bold" style:font-size-asian="13pt" style:font-style-asian="normal" style:font-weight-asian="bold" style:font-size-complex="13pt" style:font-style-complex="normal" style:font-weight-complex="bold"/>
    </style:style>
    <style:style style:name="T56" style:family="text">
      <style:text-properties fo:color="#4c4c4c" fo:font-size="12pt" fo:font-style="italic" fo:font-weight="bold" style:font-size-asian="12pt" style:font-style-asian="italic" style:font-weight-asian="bold" style:font-size-complex="12pt" style:font-style-complex="italic" style:font-weight-complex="bold"/>
    </style:style>
    <style:style style:name="T57" style:family="text">
      <style:text-properties fo:color="#0084d1" fo:font-size="16pt" fo:font-weight="bold" style:font-size-asian="16pt" style:font-weight-asian="bold" style:font-size-complex="16pt" style:font-weight-complex="bold"/>
    </style:style>
    <style:style style:name="T58" style:family="text">
      <style:text-properties fo:font-size="12pt" fo:font-style="italic" style:text-underline-style="none" style:font-size-asian="12pt" style:font-style-asian="italic" style:font-size-complex="12pt" style:font-style-complex="italic"/>
    </style:style>
    <style:style style:name="T59" style:family="text">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60" style:family="text">
      <style:text-properties fo:font-size="16pt" fo:font-weight="bold" style:font-size-asian="16pt" style:font-weight-asian="bold" style:font-size-complex="16pt" style:font-weight-complex="bold"/>
    </style:style>
    <style:style style:name="T61" style:family="text">
      <style:text-properties fo:font-size="16pt" fo:font-weight="normal" style:font-size-asian="16pt" style:font-weight-asian="normal" style:font-size-complex="16pt" style:font-weight-complex="normal"/>
    </style:style>
    <style:style style:name="T62" style:family="text">
      <style:text-properties fo:color="#666666" fo:font-size="16pt" fo:font-style="italic" fo:font-weight="normal" style:font-size-asian="16pt" style:font-style-asian="italic" style:font-weight-asian="normal" style:font-size-complex="16pt" style:font-style-complex="italic" style:font-weight-complex="normal"/>
    </style:style>
    <style:style style:name="T63" style:family="text">
      <style:text-properties fo:font-size="14pt" fo:font-weight="normal" style:font-size-asian="14pt" style:font-weight-asian="normal" style:font-size-complex="14pt" style:font-weight-complex="normal"/>
    </style:style>
    <style:style style:name="T64"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5"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6" style:family="text">
      <style:text-properties fo:color="#ff0000" fo:font-size="14pt" fo:font-weight="normal" style:font-size-asian="14pt" style:font-weight-asian="normal" style:font-size-complex="14pt" style:font-weight-complex="normal"/>
    </style:style>
    <style:style style:name="T67" style:family="text">
      <style:text-properties fo:color="#4c4c4c" fo:font-size="12pt" fo:font-weight="bold" style:font-size-asian="12pt" style:font-weight-asian="bold" style:font-size-complex="12pt" style:font-weight-complex="bold"/>
    </style:style>
    <style:style style:name="T68" style:family="text">
      <style:text-properties fo:font-size="26pt" style:text-underline-style="solid" style:text-underline-width="auto" style:text-underline-color="font-color" style:font-size-asian="26pt" style:font-size-complex="26pt"/>
    </style:style>
    <style:style style:name="T69" style:family="text">
      <style:text-properties fo:font-size="26pt" style:text-underline-style="none" style:font-size-asian="26pt" style:font-size-complex="26pt"/>
    </style:style>
    <style:style style:name="T70" style:family="text">
      <style:text-properties fo:font-size="15pt" style:text-underline-style="none" style:font-size-asian="15pt" style:font-size-complex="15pt"/>
    </style:style>
    <style:style style:name="T71" style:family="text">
      <style:text-properties style:use-window-font-color="true" fo:font-size="15pt" style:text-underline-style="none"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 draw:text-style-name="P1" draw:layer="layout" svg:width="16.818cm" svg:height="2.54cm" svg:x="5.842cm" svg:y="4.826cm" presentation:class="subtitle" presentation:user-transformed="true">
          <draw:text-box>
            <text:p><text:span text:style-name="T2">Tutorial</text:span></text:p>
          </draw:text-box>
        </draw:frame>
        <draw:frame draw:style-name="gr1" draw:text-style-name="P2" draw:layer="layout" svg:width="3.048cm" svg:height="2.947cm" svg:x="23.622cm" svg:y="0.355cm">
          <draw:image xlink:href="Pictures/10000201000001F4000001F4F0317D4C.png" xlink:type="simple" xlink:show="embed" xlink:actuate="onLoad">
            <text:p/>
          </draw:image>
        </draw:frame>
        <draw:frame draw:style-name="gr1" draw:text-style-name="P2" draw:layer="layout" svg:width="10.33cm" svg:height="8.636cm" svg:x="1.27cm" svg:y="6.604cm">
          <draw:image xlink:href="Pictures/1000000000000372000002BAD29F5F93.png" xlink:type="simple" xlink:show="embed" xlink:actuate="onLoad">
            <text:p/>
          </draw:image>
        </draw:frame>
        <draw:frame draw:style-name="gr1" draw:text-style-name="P2" draw:layer="layout" svg:width="4.786cm" svg:height="3.534cm" svg:x="17.874cm" svg:y="6.626cm">
          <draw:image xlink:href="Pictures/10000000000001CA000001605AAC5BAC.png" xlink:type="simple" xlink:show="embed" xlink:actuate="onLoad">
            <text:p/>
          </draw:image>
        </draw:frame>
        <draw:frame draw:style-name="gr1" draw:text-style-name="P2" draw:layer="layout" svg:width="4.826cm" svg:height="3.73cm" svg:x="17.78cm" svg:y="10.668cm">
          <draw:image xlink:href="Pictures/10000000000001D60000018236467958.png" xlink:type="simple" xlink:show="embed" xlink:actuate="onLoad">
            <text:p/>
          </draw:image>
        </draw:frame>
        <draw:frame draw:style-name="gr1" draw:text-style-name="P2" draw:layer="layout" svg:width="3.359cm" svg:height="4.064cm" svg:x="23.057cm" svg:y="8.89cm">
          <draw:image xlink:href="Pictures/100000000000012500000173EC5960A0.png" xlink:type="simple" xlink:show="embed" xlink:actuate="onLoad">
            <text:p/>
          </draw:image>
        </draw:frame>
        <draw:frame presentation:style-name="pr3" draw:text-style-name="P3" draw:layer="layout" svg:width="5.588cm" svg:height="1.778cm" svg:x="0.508cm" svg:y="5.588cm">
          <draw:text-box>
            <text:p><text:span text:style-name="T3">Circle visualization </text:span></text:p>
          </draw:text-box>
        </draw:frame>
        <draw:frame presentation:style-name="pr3" draw:text-style-name="P3" draw:layer="layout" svg:width="5.588cm" svg:height="1.778cm" svg:x="21.844cm" svg:y="5.842cm">
          <draw:text-box>
            <text:p><text:span text:style-name="T3">Brain template visualization </text:span></text:p>
          </draw:text-box>
        </draw:frame>
        <draw:frame draw:style-name="gr2" draw:text-style-name="P5" draw:layer="layout" svg:width="18.828cm" svg:height="0.646cm" svg:x="4.286cm" svg:y="14.986cm">
          <draw:text-box>
            <text:p text:style-name="P4"><text:span text:style-name="T4">UNC Neuro Image and Research Analysis Laboratories</text:span><text:span text:style-name="T4"><text:tab/></text:span><text:span text:style-name="T4">| <text:s/>Danaele Puechmaille, Juan Calos Prieto, Martin Styner</text:span></text:p>
          </draw:text-box>
        </draw:frame>
        <presentation:notes draw:style-name="dp2">
          <draw:page-thumbnail draw:style-name="gr3" draw:layer="layout" svg:width="17cm" svg:height="9.56cm" svg:x="2cm" svg:y="2.5cm" draw:page-number="1"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7" draw:layer="layout" svg:width="25.2cm" svg:height="11.176cm" svg:x="0.962cm" svg:y="4.064cm" presentation:class="outline" presentation:user-transformed="true">
          <draw:text-box>
            <text:p text:style-name="P6"><text:span text:style-name="T1"/></text:p>
            <text:p text:style-name="P6"><text:span text:style-name="T1"/></text:p>
            <text:p text:style-name="P6"><text:span text:style-name="T1">CIVILITY is a web application and has mainly </text:span><text:span text:style-name="T5">2 components</text:span><text:span text:style-name="T1">.</text:span></text:p>
            <text:p text:style-name="P6"><text:span text:style-name="T1"/></text:p>
            <text:p text:style-name="P6"><text:span text:style-name="T6">- CIVILITY-visualization</text:span><text:span text:style-name="T1"> ; front end of the application. This is a circle plot of the brain connectivity using the method of visualization : <text:s/>Hierarchical Edge Bundling. The graphic visualization of the brain connectivity is generated using Data Driven Documents (D3.js).</text:span></text:p>
            <text:p text:style-name="P6"><text:span text:style-name="T1"/></text:p>
            <text:p text:style-name="P6"><text:span text:style-name="T6">-</text:span><text:span text:style-name="T1"> </text:span><text:span text:style-name="T6">CIVILITY-tractography</text:span><text:span text:style-name="T1"> ; analysis pipeline. <text:s/>The analysis of the brain connectome is computed with a probabilistic method (FSL tools) using surfaces as seeds.</text:span></text:p>
          </draw:text-box>
        </draw:frame>
        <presentation:notes draw:style-name="dp2">
          <draw:page-thumbnail draw:style-name="gr3"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text-style-name="P7" draw:layer="layout" svg:width="25.2cm" svg:height="11.176cm" svg:x="0.762cm" svg:y="4.064cm" presentation:class="outline" presentation:user-transformed="true">
          <draw:text-box>
            <text:p text:style-name="P6"><text:span text:style-name="T1"/></text:p>
            <text:p text:style-name="P6"><text:span text:style-name="T1"/></text:p>
            <text:p text:style-name="P6"><text:span text:style-name="T1">CIVILITY performs the brain connectivity analysis in remote computing grids where the CIVILITY-tractography pipeline is deployed. CIVILITY uses clusterpost (</text:span><text:span text:style-name="T1"><text:a xlink:href="https://www.google.com/url?q=https%3A%2F%2Fgithub.com%2FNIRALUser%2Fclusterpost&amp;sa=D&amp;sntz=1&amp;usg=AFQjCNGPu07wZzKbc_89UgIu23sN4Jyygw&quot; \t &quot;_blank" xlink:type="simple">https://github.com/NIRALUser/clusterpost</text:a></text:span><text:span text:style-name="T1">) to submit the jobs to the computing grid. </text:span></text:p>
            <text:p text:style-name="P6"><text:span text:style-name="T1"/></text:p>
            <text:p text:style-name="P8"><text:span text:style-name="T5">NOTE</text:span><text:span text:style-name="T7"> </text:span><text:span text:style-name="T1">: clusterpost</text:span><text:span text:style-name="T1"><text:line-break/></text:span><text:span text:style-name="T1">clusterpost is a server application providing a REST api to submit jobs in remote computing grids using. Data transfer, job execution and monitoring are all handled by clusterpost.</text:span></text:p>
            <text:p text:style-name="P8"><text:span text:style-name="T1">The front end of CIVILITY submits tasks to clusterpost and retrieves the results when they are finished. </text:span></text:p>
            <text:list text:style-name="L3">
              <text:list-header>
                <text:p text:style-name="P8"><text:span text:style-name="T1"/></text:p>
                <text:p text:style-name="P9"><text:span text:style-name="T1"/></text:p>
              </text:list-header>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office:forms form:automatic-focus="false" form:apply-design-mode="false"/>
          <draw:page-thumbnail draw:style-name="gr3" draw:layer="layout" svg:width="17cm" svg:height="9.56cm" svg:x="2cm" svg:y="2.5cm" draw:page-number="3" presentation:class="page"/>
          <draw:frame presentation:style-name="pr6" draw:text-style-name="P10" draw:layer="layout" svg:width="17cm" svg:height="14cm" svg:x="2cm" svg:y="13cm" presentation:class="notes" presentation:placeholder="true">
            <draw:text-box/>
          </draw:frame>
        </presentation:notes>
      </draw:page>
      <draw:page draw:name="page4" draw:style-name="dp3" draw:master-page-name="BrightBlue" presentation:presentation-page-layout-name="AL2T1">
        <office:forms form:automatic-focus="false" form:apply-design-mode="false"/>
        <draw:frame presentation:style-name="pr5" draw:layer="layout" svg:width="25.2cm" svg:height="9.134cm" svg:x="1.4cm" svg:y="3.8cm" presentation:class="outline" presentation:user-transformed="true">
          <draw:text-box>
            <text:list text:style-name="L3">
              <text:list-header>
                <text:p/>
              </text:list-header>
              <text:list-item>
                <text:p><text:span text:style-name="T1">Tractography pipeline</text:span></text:p>
              </text:list-item>
              <text:list-item>
                <text:p><text:span text:style-name="T1">Run application</text:span></text:p>
              </text:list-item>
              <text:list-item>
                <text:p><text:span text:style-name="T1">Login, create account, reset password</text:span></text:p>
              </text:list-item>
              <text:list-item>
                <text:p><text:span text:style-name="T1">Run tractography on one subject</text:span></text:p>
              </text:list-item>
              <text:list-item>
                <text:p><text:span text:style-name="T1">View jobs launched</text:span></text:p>
              </text:list-item>
              <text:list-item>
                <text:p><text:span text:style-name="T1">Visualization of the connectivity </text:span></text:p>
              </text:list-item>
              <text:list-item>
                <text:p><text:span text:style-name="T1">Download outputs</text:span>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4" presentation:class="page"/>
          <draw:frame presentation:style-name="pr6" draw:text-style-name="P10" draw:layer="layout" svg:width="17cm" svg:height="14cm" svg:x="2cm" svg:y="13cm" presentation:class="notes" presentation:placeholder="true">
            <draw:text-box/>
          </draw:frame>
        </presentation:notes>
      </draw:page>
      <draw:page draw:name="page5" draw:style-name="dp3" draw:master-page-name="BrightBlue">
        <office:forms form:automatic-focus="false" form:apply-design-mode="false"/>
        <draw:frame draw:style-name="gr4" draw:text-style-name="P2" draw:layer="layout" svg:width="23.876cm" svg:height="6.696cm" svg:x="2.932cm" svg:y="6.912cm">
          <draw:image xlink:href="Pictures/10001D5B0000178E00000D6E2D32AA8A.png" xlink:type="simple" xlink:show="embed" xlink:actuate="onLoad">
            <text:p/>
          </draw:image>
        </draw:frame>
        <draw:frame presentation:style-name="pr5" draw:layer="layout" svg:width="25.2cm" svg:height="1.534cm" svg:x="1.4cm" svg:y="3.81cm" presentation:class="outline" presentation:user-transformed="true">
          <draw:text-box>
            <text:list text:style-name="L3">
              <text:list-item>
                <text:p><text:span text:style-name="T5">Tractography pipeline</text:span></text:p>
                <text:p/>
              </text:list-item>
            </text:list>
          </draw:text-box>
        </draw:frame>
        <draw:frame draw:style-name="gr1" draw:text-style-name="P11" draw:layer="layout" svg:width="20.32cm" svg:height="4.552cm" svg:x="4.342cm" svg:y="7.694cm">
          <draw:image xlink:href="Pictures/10002B0700002C9D00000CCA8CD9FC83.png" xlink:type="simple" xlink:show="embed" xlink:actuate="onLoad">
            <text:p/>
          </draw:image>
        </draw:frame>
        <draw:frame presentation:style-name="pr5" draw:text-style-name="P12" draw:layer="layout" svg:width="4.194cm" svg:height="2.286cm" svg:x="4.142cm" svg:y="8.936cm" presentation:class="outline" presentation:user-transformed="true">
          <draw:text-box>
            <text:list text:style-name="L3">
              <text:list-header>
                <text:p><text:span text:style-name="T8">Create input directory for bedpostX and convert dffusion data (.nrrd to .nii.gz with DWIConvert)</text:span></text:p>
                <text:p><text:span text:style-name="T8"/></text:p>
              </text:list-header>
            </text:list>
          </draw:text-box>
        </draw:frame>
        <draw:frame presentation:style-name="pr5" draw:text-style-name="P13" draw:layer="layout" svg:width="4.01cm" svg:height="2.386cm" svg:x="8.09cm" svg:y="8.79cm" presentation:class="outline" presentation:user-transformed="true">
          <draw:text-box>
            <text:list text:style-name="L3">
              <text:list-header>
                <text:p><text:span text:style-name="T9">BedpostX (FSL tool) : <text:s/>Fitting of the probabilistic diffusion model on corrected data </text:span></text:p>
              </text:list-header>
            </text:list>
          </draw:text-box>
        </draw:frame>
        <draw:frame presentation:style-name="pr5" draw:text-style-name="P13" draw:layer="layout" svg:width="4.15cm" svg:height="2.648cm" svg:x="12.17cm" svg:y="8.69cm" presentation:class="outline" presentation:user-transformed="true">
          <draw:text-box>
            <text:list text:style-name="L3">
              <text:list-header>
                <text:p><text:span text:style-name="T9">Creation of surfaces for each brain regions (colored in a vtk file) and create a text file of seeds list (for tractography)</text:span></text:p>
              </text:list-header>
            </text:list>
          </draw:text-box>
        </draw:frame>
        <draw:frame presentation:style-name="pr5" draw:text-style-name="P14" draw:layer="layout" svg:width="4.15cm" svg:height="2.648cm" svg:x="16.124cm" svg:y="8.79cm" presentation:class="outline" presentation:user-transformed="true">
          <draw:text-box>
            <text:list text:style-name="L3">
              <text:list-header>
                <text:p><text:span text:style-name="T10">Tractography according to the seeds list (probtrackx2 FSL)</text:span></text:p>
              </text:list-header>
            </text:list>
          </draw:text-box>
        </draw:frame>
        <draw:frame presentation:style-name="pr5" draw:text-style-name="P12" draw:layer="layout" svg:width="5.402cm" svg:height="0.86cm" svg:x="4.204cm" svg:y="6.56cm" presentation:class="outline" presentation:user-transformed="true">
          <draw:text-box>
            <text:list text:style-name="L3">
              <text:list-header>
                <text:p><text:span text:style-name="T11"><text:s/></text:span></text:p>
                <text:p><text:span text:style-name="T8"/></text:p>
              </text:list-header>
            </text:list>
          </draw:text-box>
        </draw:frame>
        <draw:frame draw:style-name="gr1" draw:text-style-name="P2" draw:layer="layout" svg:width="2.182cm" svg:height="0.762cm" svg:x="1.636cm" svg:y="7.666cm">
          <draw:image xlink:href="Pictures/100002E200000887000004FF98900CBD.png" xlink:type="simple" xlink:show="embed" xlink:actuate="onLoad">
            <text:p/>
          </draw:image>
        </draw:frame>
        <draw:frame draw:style-name="gr1" draw:text-style-name="P2" draw:layer="layout" svg:width="2.182cm" svg:height="0.762cm" svg:x="1.636cm" svg:y="8.436cm">
          <draw:image xlink:href="Pictures/100002E200000887000004FF98900CBD.png" xlink:type="simple" xlink:show="embed" xlink:actuate="onLoad">
            <text:p/>
          </draw:image>
        </draw:frame>
        <draw:frame draw:style-name="gr1" draw:text-style-name="P2" draw:layer="layout" svg:width="2.182cm" svg:height="0.762cm" svg:x="1.636cm" svg:y="9.198cm">
          <draw:image xlink:href="Pictures/100002E200000887000004FF98900CBD.png" xlink:type="simple" xlink:show="embed" xlink:actuate="onLoad">
            <text:p/>
          </draw:image>
        </draw:frame>
        <draw:frame draw:style-name="gr1" draw:text-style-name="P2" draw:layer="layout" svg:width="2.182cm" svg:height="0.762cm" svg:x="1.636cm" svg:y="10.251cm">
          <draw:image xlink:href="Pictures/100002E200000887000004FF98900CBD.png" xlink:type="simple" xlink:show="embed" xlink:actuate="onLoad">
            <text:p/>
          </draw:image>
        </draw:frame>
        <draw:frame draw:style-name="gr1" draw:text-style-name="P2" draw:layer="layout" svg:width="2.182cm" svg:height="0.762cm" svg:x="1.636cm" svg:y="11.066cm">
          <draw:image xlink:href="Pictures/100002E200000887000004FF98900CBD.png" xlink:type="simple" xlink:show="embed" xlink:actuate="onLoad">
            <text:p/>
          </draw:image>
        </draw:frame>
        <draw:frame draw:style-name="gr5" draw:text-style-name="P2" draw:layer="layout" svg:width="2.182cm" svg:height="0.762cm" svg:x="1.636cm" svg:y="11.866cm">
          <draw:image xlink:href="Pictures/100002E200000887000004FF98900CBD.png" xlink:type="simple" xlink:show="embed" xlink:actuate="onLoad">
            <text:p/>
          </draw:image>
        </draw:frame>
        <draw:frame draw:style-name="gr1" draw:text-style-name="P2" draw:layer="layout" svg:width="2.436cm" svg:height="1.278cm" svg:x="25.05cm" svg:y="9.136cm">
          <draw:image xlink:href="Pictures/100002E200000887000004FF98900CBD.png" xlink:type="simple" xlink:show="embed" xlink:actuate="onLoad">
            <text:p/>
          </draw:image>
        </draw:frame>
        <draw:frame presentation:style-name="pr7" draw:text-style-name="P15" draw:layer="layout" svg:width="24.638cm" svg:height="1.537cm" svg:x="0.916cm" svg:y="13.462cm">
          <draw:text-box>
            <text:p><text:span text:style-name="T12">BedpostX and probtrackx2 (FSL tools) parameters used are specified in the </text:span><text:span text:style-name="T13">Documentation</text:span><text:span text:style-name="T12">.</text:span></text:p>
            <text:p><text:span text:style-name="T12"/></text:p>
            <text:p><text:span text:style-name="T12">The tractography can take ~1 week of computation</text:span></text:p>
          </draw:text-box>
        </draw:frame>
        <draw:frame presentation:style-name="pr8" draw:text-style-name="P16" draw:layer="layout" svg:width="4.064cm" svg:height="0.395cm" svg:x="-0.046cm" svg:y="11.665cm">
          <draw:text-box>
            <text:p><text:span text:style-name="T14">Parameters</text:span></text:p>
          </draw:text-box>
        </draw:frame>
        <draw:frame presentation:style-name="pr8" draw:text-style-name="P16" draw:layer="layout" svg:width="4.064cm" svg:height="0.395cm" svg:x="0.054cm" svg:y="10.835cm">
          <draw:text-box>
            <text:p><text:span text:style-name="T14">Vtk surface(s) with labels</text:span></text:p>
          </draw:text-box>
        </draw:frame>
        <draw:frame presentation:style-name="pr8" draw:text-style-name="P16" draw:layer="layout" svg:width="6.296cm" svg:height="0.789cm" svg:x="-1.316cm" svg:y="9.706cm">
          <draw:text-box>
            <text:p><text:span text:style-name="T14">Description of</text:span></text:p>
            <text:p><text:span text:style-name="T14"><text:s/></text:span><text:span text:style-name="T14">parcellation table</text:span></text:p>
          </draw:text-box>
        </draw:frame>
        <draw:frame presentation:style-name="pr8" draw:text-style-name="P16" draw:layer="layout" svg:width="2.286cm" svg:height="0.395cm" svg:x="0.97cm" svg:y="9.136cm">
          <draw:text-box>
            <text:p><text:span text:style-name="T14">Brain mask </text:span></text:p>
          </draw:text-box>
        </draw:frame>
        <draw:frame presentation:style-name="pr8" draw:text-style-name="P16" draw:layer="layout" svg:width="0.962cm" svg:height="0.395cm" svg:x="1.97cm" svg:y="8.295cm">
          <draw:text-box>
            <text:p><text:span text:style-name="T14">T1</text:span></text:p>
          </draw:text-box>
        </draw:frame>
        <draw:frame presentation:style-name="pr9" draw:text-style-name="P17" draw:layer="layout" svg:width="2.6cm" svg:height="1.183cm" svg:x="25.2cm" svg:y="8.101cm">
          <draw:text-box>
            <text:p><text:span text:style-name="T15">Connectivity </text:span></text:p>
            <text:p><text:span text:style-name="T15">Matrix for visualization </text:span></text:p>
          </draw:text-box>
        </draw:frame>
        <draw:frame presentation:style-name="pr9" draw:text-style-name="P16" draw:layer="layout" svg:width="1.47cm" svg:height="0.395cm" svg:x="1.636cm" svg:y="7.534cm">
          <draw:text-box>
            <text:p><text:span text:style-name="T14">DWI</text:span></text:p>
          </draw:text-box>
        </draw:frame>
        <draw:frame presentation:style-name="pr9" draw:text-style-name="P18" draw:layer="layout" svg:width="1.47cm" svg:height="0.475cm" svg:x="1.224cm" svg:y="5.144cm">
          <draw:text-box>
            <text:p><text:span text:style-name="T16">Inputs</text:span></text:p>
          </draw:text-box>
        </draw:frame>
        <draw:frame presentation:style-name="pr10" draw:text-style-name="P18" draw:layer="layout" svg:width="1.978cm" svg:height="1.724cm" svg:x="25.454cm" svg:y="4.572cm">
          <draw:text-box>
            <text:p><text:span text:style-name="T16">Outputs</text:span></text:p>
          </draw:text-box>
        </draw:frame>
        <draw:frame presentation:style-name="pr9" draw:text-style-name="P16" draw:layer="layout" svg:width="2.6cm" svg:height="2.365cm" svg:x="25.2cm" svg:y="10.217cm">
          <draw:text-box>
            <text:p><text:span text:style-name="T14">Output directory contains all necessary files <text:s/>in the tractography pipeline</text:span></text:p>
          </draw:text-box>
        </draw:frame>
        <draw:frame presentation:style-name="pr11" draw:text-style-name="P19" draw:layer="layout" svg:width="5.266cm" svg:height="1.429cm" svg:x="-0.032cm" svg:y="5.642cm">
          <draw:text-box>
            <text:p><text:span text:style-name="T17">All images and surface(s) must be in </text:span><text:span text:style-name="T18">diffusion space</text:span><text:span text:style-name="T17"> (DWI space)</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5" presentation:class="page"/>
          <draw:frame presentation:style-name="pr6" draw:text-style-name="P10"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layer="layout" svg:width="25.2cm" svg:height="9.378cm" svg:x="0.762cm" svg:y="5.354cm" presentation:class="outline" presentation:user-transformed="true">
          <draw:text-box>
            <text:list text:style-name="L3">
              <text:list-item>
                <text:p><text:span text:style-name="T5">Run application </text:span></text:p>
                <text:p><text:span text:style-name="T19"/></text:p>
                <text:p text:style-name="P2"><text:span text:style-name="T20">Open an internet browser and go to this web page : </text:span></text:p>
                <text:list>
                  <text:list-header>
                    <text:p text:style-name="P2"><text:span text:style-name="T19"><text:a xlink:href="https://152.19.9.68:8180/" xlink:type="simple">https://152.19.9.68:8180</text:a></text:span></text:p>
                    <text:p text:style-name="P2"><text:span text:style-name="T19"/></text:p>
                    <text:list>
                      <text:list-item>
                        <text:list>
                          <text:list-item>
                            <text:list>
                              <text:list-header>
                                <text:p text:style-name="P9"><text:span text:style-name="T19">→</text:span><text:span text:style-name="T21"> </text:span><text:span text:style-name="T21">If the browser warning you about certificates permissions – you must accept the exceptions and get the certificate. </text:span></text:p>
                                <text:p text:style-name="P9"><text:span text:style-name="T22">Go in advanced options in your browser and Add exception to get the certificate and then confirm the security exceptions.</text:span></text:p>
                              </text:list-header>
                            </text:list>
                          </text:list-item>
                        </text:list>
                      </text:list-item>
                    </text:list>
                    <text:p text:style-name="P2"><text:span text:style-name="T21"/></text:p>
                  </text:list-header>
                </text:list>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778cm" svg:height="1.778cm" svg:x="1.016cm" svg:y="11.43cm">
          <draw:image xlink:href="Pictures/10000201000000D5000000D903FA3869.png" xlink:type="simple" xlink:show="embed" xlink:actuate="onLoad">
            <text:p/>
          </draw:image>
        </draw:frame>
        <draw:frame draw:style-name="gr6" draw:text-style-name="P2" draw:layer="layout" svg:width="1.778cm" svg:height="1.778cm" svg:x="3.81cm" svg:y="10.414cm">
          <draw:image xlink:href="Pictures/10000201000000E1000000E1704888D1.png" xlink:type="simple" xlink:show="embed" xlink:actuate="onLoad">
            <text:p/>
          </draw:image>
        </draw:frame>
        <draw:frame draw:style-name="gr6" draw:text-style-name="P2" draw:layer="layout" svg:width="2.286cm" svg:height="2.286cm" svg:x="1.27cm" svg:y="8.636cm">
          <draw:image xlink:href="Pictures/100002010000007800000078C490A797.png" xlink:type="simple" xlink:show="embed" xlink:actuate="onLoad">
            <text:p/>
          </draw:image>
        </draw:frame>
        <presentation:notes draw:style-name="dp2">
          <draw:page-thumbnail draw:style-name="gr3" draw:layer="layout" svg:width="17cm" svg:height="9.56cm" svg:x="2cm" svg:y="2.5cm" draw:page-number="6" presentation:class="page"/>
          <draw:frame presentation:style-name="pr6" draw:text-style-name="P10"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text-style-name="P20" draw:layer="layout" svg:width="25.2cm" svg:height="9.134cm" svg:x="1.4cm" svg:y="3.8cm" presentation:class="outline">
          <draw:text-box>
            <text:list text:style-name="L3">
              <text:list-item>
                <text:p><text:span text:style-name="T5">Home page</text:span><text:span text:style-name="T1"> : Login, create an account, reset password </text:span></text:p>
              </text:list-item>
            </text:list>
          </draw:text-box>
        </draw:frame>
        <draw:frame draw:style-name="gr6" draw:text-style-name="P2" draw:layer="layout" svg:width="13.067cm" svg:height="4.572cm" svg:x="13.462cm" svg:y="5.08cm">
          <draw:image xlink:href="Pictures/10000000000003DF00000114314FF2A2.png" xlink:type="simple" xlink:show="embed" xlink:actuate="onLoad">
            <text:p/>
          </draw:image>
        </draw:frame>
        <draw:rect draw:style-name="gr7" draw:text-style-name="P2" draw:layer="layout" svg:width="3.556cm" svg:height="0.487cm" svg:x="18.288cm" svg:y="9.165cm">
          <text:p/>
        </draw:rect>
        <draw:rect draw:style-name="gr8" draw:text-style-name="P2" draw:layer="layout" svg:width="12.7cm" svg:height="1.524cm" svg:x="13.662cm" svg:y="6.196cm">
          <text:p/>
        </draw:rect>
        <draw:frame presentation:style-name="pr12" draw:text-style-name="P21" draw:layer="layout" svg:width="6.296cm" svg:height="1.196cm" svg:x="2.348cm" svg:y="5.021cm">
          <draw:text-box>
            <text:p text:style-name="P2"><text:span text:style-name="T23">Do you have an account ? </text:span></text:p>
          </draw:text-box>
        </draw:frame>
        <draw:frame draw:style-name="gr6" draw:text-style-name="P2" draw:layer="layout" svg:width="2.053cm" svg:height="1.115cm" draw:transform="skewX (-0.0823795406941323) rotate (2.0943951023932) translate (6.886cm 8.541cm)">
          <draw:image xlink:href="Pictures/100002010000004D0000002AEE77CB92.png" xlink:type="simple" xlink:show="embed" xlink:actuate="onLoad">
            <text:p/>
          </draw:image>
        </draw:frame>
        <draw:frame draw:style-name="gr9" draw:text-style-name="P2" draw:layer="layout" svg:width="1.951cm" svg:height="1.115cm" draw:transform="skewX (-0.00994837673636771) rotate (-2.0940460365428) translate (5.096cm 6.728cm)">
          <draw:image xlink:href="Pictures/100002010000004D0000002AEE77CB92.png" xlink:type="simple" xlink:show="embed" xlink:actuate="onLoad">
            <text:p/>
          </draw:image>
        </draw:frame>
        <draw:frame presentation:style-name="pr13" draw:text-style-name="P22" draw:layer="layout" svg:width="1.016cm" svg:height="0.986cm" svg:x="7.62cm" svg:y="7.65cm">
          <draw:text-box>
            <text:p text:style-name="P9"><text:span text:style-name="T23">Yes</text:span></text:p>
          </draw:text-box>
        </draw:frame>
        <draw:frame presentation:style-name="pr13" draw:text-style-name="P22" draw:layer="layout" svg:width="1.016cm" svg:height="0.986cm" svg:x="2.794cm" svg:y="7.65cm">
          <draw:text-box>
            <text:p text:style-name="P9"><text:span text:style-name="T23">No</text:span></text:p>
          </draw:text-box>
        </draw:frame>
        <draw:frame presentation:style-name="pr14" draw:text-style-name="P23" draw:layer="layout" svg:width="4.125cm" svg:height="3.81cm" svg:x="6.758cm" svg:y="7.166cm">
          <draw:text-box>
            <text:p text:style-name="P9"><text:span text:style-name="T24">Enter your Email address and password and then click to </text:span><text:span text:style-name="T25">Login</text:span><text:span text:style-name="T24"> button </text:span></text:p>
          </draw:text-box>
        </draw:frame>
        <draw:frame draw:style-name="gr10" draw:text-style-name="P2" draw:layer="layout" svg:width="1.896cm" svg:height="0.455cm" draw:transform="rotate (0.419053553403839) translate (11.037cm 8.22cm)">
          <draw:image xlink:href="Pictures/100002010000006700000019CCDDD1CC.png" xlink:type="simple" xlink:show="embed" xlink:actuate="onLoad">
            <text:p/>
          </draw:image>
        </draw:frame>
        <draw:frame presentation:style-name="pr15" draw:text-style-name="P23" draw:layer="layout" svg:width="4.851cm" svg:height="3.556cm" svg:x="0.483cm" svg:y="7.366cm">
          <draw:text-box>
            <text:p text:style-name="P9"><text:span text:style-name="T24">Click on</text:span><text:span text:style-name="T26"> </text:span><text:span text:style-name="T14">create new account</text:span></text:p>
            <text:p text:style-name="P9"><text:span text:style-name="T24">You will be redirected to the page below </text:span></text:p>
          </draw:text-box>
        </draw:frame>
        <draw:frame draw:style-name="gr6" draw:text-style-name="P2" draw:layer="layout" svg:width="9.068cm" svg:height="3.81cm" svg:x="0.254cm" svg:y="10.414cm">
          <draw:image xlink:href="Pictures/10000000000003D10000011C2A57D62C.png" xlink:type="simple" xlink:show="embed" xlink:actuate="onLoad">
            <text:p/>
          </draw:image>
        </draw:frame>
        <draw:frame presentation:style-name="pr16" draw:text-style-name="P24" draw:layer="layout" svg:width="9.652cm" svg:height="0.637cm" svg:x="0.254cm" svg:y="14.388cm">
          <draw:text-box>
            <text:p><text:span text:style-name="T27">You still can return to the login page by clicking to </text:span><text:span text:style-name="T28">Login with your account </text:span></text:p>
          </draw:text-box>
        </draw:frame>
        <draw:frame presentation:style-name="pr17" draw:text-style-name="P26" draw:layer="layout" svg:width="6.097cm" svg:height="3.778cm" svg:x="7.112cm" svg:y="10.668cm">
          <draw:text-box>
            <text:p text:style-name="P25"><text:span text:style-name="T29">Fill this form with : an </text:span><text:span text:style-name="T30">username</text:span><text:span text:style-name="T29">, a </text:span><text:span text:style-name="T30">valid email address</text:span><text:span text:style-name="T29"> and a </text:span><text:span text:style-name="T30">password </text:span><text:span text:style-name="T29">and then click on </text:span><text:span text:style-name="T31">Create and Login</text:span><text:span text:style-name="T29"> button </text:span></text:p>
            <text:p text:style-name="P25"><text:span text:style-name="T31"/></text:p>
            <text:p text:style-name="P25"><text:span text:style-name="T32">The password </text:span><text:span text:style-name="T33">must</text:span><text:span text:style-name="T32"> </text:span><text:span text:style-name="T33">contains</text:span><text:span text:style-name="T32"> 6 characters including at least one uppercase letter, <text:s/>one lowercase letter, one number </text:span></text:p>
          </draw:text-box>
        </draw:frame>
        <draw:rect draw:style-name="gr11" draw:text-style-name="P2" draw:layer="layout" svg:width="3.71cm" svg:height="0.529cm" svg:x="18.234cm" svg:y="8.552cm">
          <text:p/>
        </draw:rect>
        <draw:frame presentation:style-name="pr18" draw:text-style-name="P23" draw:layer="layout" svg:width="11.999cm" svg:height="2.759cm" svg:x="15.24cm" svg:y="12.735cm">
          <draw:text-box>
            <text:p text:style-name="P9"><text:span text:style-name="T24">If you don't remember your password, fill the field Email Address in the Login page and then click on the link :</text:span><text:span text:style-name="T14"> click here</text:span><text:span text:style-name="T24">.</text:span></text:p>
            <text:p text:style-name="P9"><text:span text:style-name="T24"/></text:p>
            <text:p text:style-name="P9"><text:span text:style-name="T24">An email will be sent to your email address containint a link. This link will redirect you to a reset page. In the page you need to type 2 times your password and then click on </text:span><text:span text:style-name="T25">Reset and Login</text:span><text:span text:style-name="T24"> button </text:span></text:p>
            <text:p text:style-name="P9"><text:span text:style-name="T24"/></text:p>
          </draw:text-box>
        </draw:frame>
        <draw:frame presentation:style-name="pr13" draw:text-style-name="P22" draw:layer="layout" svg:width="6.296cm" svg:height="0.986cm" svg:x="18.934cm" svg:y="11.349cm">
          <draw:text-box>
            <text:p text:style-name="P9"><text:span text:style-name="T23">Forget password ?</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6" draw:text-style-name="P2" draw:layer="layout" svg:width="1.73cm" svg:height="0.416cm" draw:transform="rotate (0.915774258521425) translate (2.54cm 10.799cm)">
          <draw:image xlink:href="Pictures/10000201000000670000001995B248BD.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line draw:style-name="gr12" draw:text-style-name="P2" draw:layer="layout" svg:x1="21.923cm" svg:y1="9.165cm" svg:x2="22.86cm" svg:y2="11.494cm">
          <text:p/>
        </draw:line>
        <presentation:notes draw:style-name="dp2">
          <draw:page-thumbnail draw:style-name="gr3" draw:layer="layout" svg:width="17cm" svg:height="9.56cm" svg:x="2cm" svg:y="2.5cm" draw:page-number="7" presentation:class="page"/>
          <draw:frame presentation:style-name="pr6" draw:text-style-name="P10"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presentation:style-name="pr5" draw:layer="layout" svg:width="25.2cm" svg:height="9.134cm" svg:x="1.4cm" svg:y="3.8cm" presentation:class="outline">
          <draw:text-box>
            <text:list text:style-name="L3">
              <text:list-item>
                <text:p><text:span text:style-name="T5">Application</text:span></text:p>
                <text:p/>
              </text:list-item>
            </text:list>
          </draw:text-box>
        </draw:frame>
        <draw:frame presentation:style-name="pr19" draw:text-style-name="P27" draw:layer="layout" svg:width="13.674cm" svg:height="1.544cm" svg:x="-0.466cm" svg:y="4.826cm">
          <draw:text-box>
            <text:list text:style-name="L3">
              <text:list-header>
                <text:p><text:span text:style-name="T8">At this point, you must be </text:span><text:span text:style-name="T34">connected</text:span><text:span text:style-name="T8">. </text:span></text:p>
                <text:p><text:span text:style-name="T8">Otherwise, return to the last slide to be Login. </text:span></text:p>
              </text:list-header>
            </text:list>
          </draw:text-box>
        </draw:frame>
        <draw:frame presentation:style-name="pr20" draw:text-style-name="P29" draw:layer="layout" svg:width="13.97cm" svg:height="5.717cm" svg:x="0.762cm" svg:y="9.398cm">
          <draw:text-box>
            <text:p text:style-name="P28"><text:span text:style-name="T35">This application is composed of </text:span><text:span text:style-name="T36">3 tabs</text:span><text:span text:style-name="T35">.</text:span></text:p>
            <text:p text:style-name="P28"><text:span text:style-name="T35"/></text:p>
            <text:p text:style-name="P28"><text:span text:style-name="T35">Tab 1 : Tractography</text:span></text:p>
            <text:p text:style-name="P28"><text:span text:style-name="T37">Launch a tractography on a subject</text:span></text:p>
            <text:p text:style-name="P28"><text:span text:style-name="T35"/></text:p>
            <text:p text:style-name="P28"><text:span text:style-name="T35">Tab 2 : Jobs </text:span></text:p>
            <text:p text:style-name="P28"><text:span text:style-name="T37">Summarize of all jobs launched. You can visualize results, status, parameters etc. </text:span></text:p>
            <text:p text:style-name="P28"><text:span text:style-name="T35"/></text:p>
            <text:p text:style-name="P28"><text:span text:style-name="T35">Tab 3 : Visualization</text:span></text:p>
            <text:p text:style-name="P28"><text:span text:style-name="T37">Here, you can visualize brain connectivity by uploading a matrix file (probtrackx2 output) and a description table (json file).</text:span></text:p>
          </draw:text-box>
        </draw:frame>
        <draw:rect draw:style-name="gr13" draw:text-style-name="P2" draw:layer="layout" svg:width="2.894cm" svg:height="0.508cm" svg:x="2.24cm" svg:y="10.352cm">
          <text:p/>
        </draw:rect>
        <draw:rect draw:style-name="gr14" draw:text-style-name="P2" draw:layer="layout" svg:width="1.27cm" svg:height="0.55cm" svg:x="2.24cm" svg:y="11.722cm">
          <text:p/>
        </draw:rect>
        <draw:rect draw:style-name="gr15" draw:text-style-name="P2" draw:layer="layout" svg:width="2.54cm" svg:height="0.662cm" svg:x="2.24cm" svg:y="13.5cm">
          <text:p/>
        </draw:rect>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1.016cm">
          <draw:image xlink:href="Pictures/1000000000000315000003F18D4F228B.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rect draw:style-name="gr15" draw:text-style-name="P2" draw:layer="layout" svg:width="1.932cm" svg:height="0.508cm" svg:x="18.85cm" svg:y="5.334cm">
          <text:p/>
        </draw:rect>
        <draw:rect draw:style-name="gr14" draw:text-style-name="P2" draw:layer="layout" svg:width="1.016cm" svg:height="0.508cm" svg:x="17.626cm" svg:y="5.334cm">
          <text:p/>
        </draw:rect>
        <draw:rect draw:style-name="gr13" draw:text-style-name="P2" draw:layer="layout" svg:width="2.215cm" svg:height="0.508cm" svg:x="15.311cm" svg:y="5.334cm">
          <text:p/>
        </draw:rect>
        <draw:frame presentation:style-name="pr21" draw:text-style-name="P30" draw:layer="layout" svg:width="10.16cm" svg:height="1.27cm" svg:x="16.256cm" svg:y="14.732cm">
          <draw:text-box>
            <text:p><text:span text:style-name="T38">Preview of the application when you are Login.</text:span></text:p>
          </draw:text-box>
        </draw:frame>
        <draw:frame draw:style-name="gr17" draw:text-style-name="P31" draw:layer="layout" svg:width="14.478cm" svg:height="1.916cm" svg:x="0.254cm" svg:y="6.858cm">
          <draw:text-box>
            <text:p><text:span text:style-name="T39">Tabs 1 and 2 are accessible only if your administrator authorized you the access. If, you don't have access, send a request of access by email to your administrator. </text:span></text:p>
          </draw:text-box>
        </draw:frame>
        <presentation:notes draw:style-name="dp2">
          <draw:page-thumbnail draw:style-name="gr3" draw:layer="layout" svg:width="17cm" svg:height="9.56cm" svg:x="2cm" svg:y="2.5cm" draw:page-number="8" presentation:class="page"/>
          <draw:frame presentation:style-name="pr6" draw:text-style-name="P10"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draw:style-name="gr1" draw:text-style-name="P2" draw:layer="layout" svg:width="3.048cm" svg:height="2.947cm" svg:x="21.922cm" svg:y="0.2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19" draw:text-style-name="P32" draw:layer="layout" svg:width="13.112cm" svg:height="7.264cm" svg:x="0.096cm" svg:y="7.214cm">
          <draw:text-box>
            <text:list text:style-name="L3">
              <text:list-header>
                <text:p><text:span text:style-name="T40">1. Specify an id for the subject and upload images</text:span></text:p>
              </text:list-header>
              <text:list-item>
                <text:p><text:span text:style-name="T41">Specify the id/name of the subject (This id/name gonna be the name of the directory containing all outputs of the pipeline)</text:span></text:p>
              </text:list-item>
              <text:list-item>
                <text:p><text:span text:style-name="T41">Upload the DWI (diffusion) image – </text:span><text:span text:style-name="T42">format : nnrd</text:span></text:p>
              </text:list-item>
              <text:list-item>
                <text:p><text:span text:style-name="T41">Upload T1 image (must be on the</text:span><text:span text:style-name="T43"> </text:span><text:span text:style-name="T44">same space as the DWI image → diffusion space</text:span><text:span text:style-name="T41">) – </text:span><text:span text:style-name="T42">format : nnrd</text:span></text:p>
              </text:list-item>
              <text:list-item>
                <text:p><text:span text:style-name="T41">Upload brain mask ( in </text:span><text:span text:style-name="T44">diffusion space</text:span><text:span text:style-name="T41"> ) – </text:span><text:span text:style-name="T42">format : nnrd</text:span></text:p>
                <text:p><text:span text:style-name="T45"/></text:p>
              </text:list-item>
            </text:list>
          </draw:text-box>
        </draw:frame>
        <draw:frame presentation:style-name="pr22" draw:text-style-name="P33" draw:layer="layout" svg:width="14.342cm" svg:height="0.629cm" svg:x="-0.372cm" svg:y="5.08cm">
          <draw:text-box>
            <text:list text:style-name="L3">
              <text:list-header>
                <text:p><text:span text:style-name="T46">Now, let's try to run the tractography on one subject. </text:span></text:p>
              </text:list-header>
            </text:list>
          </draw:text-box>
        </draw:frame>
        <draw:frame draw:style-name="gr18" draw:text-style-name="P2" draw:layer="layout" svg:width="0.574cm" svg:height="0.654cm" svg:x="15.127cm" svg:y="6.612cm">
          <draw:image xlink:href="Pictures/100002000000002000000020847A9B82.png" xlink:type="simple" xlink:show="embed" xlink:actuate="onLoad">
            <text:p/>
          </draw:image>
        </draw:frame>
        <draw:frame draw:style-name="gr18" draw:text-style-name="P2" draw:layer="layout" svg:width="0.574cm" svg:height="0.654cm" svg:x="15.144cm" svg:y="7.982cm">
          <draw:image xlink:href="Pictures/100002000000002000000020847A9B82.png" xlink:type="simple" xlink:show="embed" xlink:actuate="onLoad">
            <text:p/>
          </draw:image>
        </draw:frame>
        <draw:frame draw:style-name="gr18" draw:text-style-name="P2" draw:layer="layout" svg:width="0.574cm" svg:height="0.654cm" svg:x="15.186cm" svg:y="10.222cm">
          <draw:image xlink:href="Pictures/100002000000002000000020847A9B82.png" xlink:type="simple" xlink:show="embed" xlink:actuate="onLoad">
            <text:p/>
          </draw:image>
        </draw:frame>
        <draw:frame draw:style-name="gr18" draw:text-style-name="P2" draw:layer="layout" svg:width="0.574cm" svg:height="0.654cm" svg:x="15.186cm" svg:y="9.144cm">
          <draw:image xlink:href="Pictures/100002000000002000000020847A9B82.png" xlink:type="simple" xlink:show="embed" xlink:actuate="onLoad">
            <text:p/>
          </draw:image>
        </draw:frame>
        <draw:frame presentation:style-name="pr5" draw:text-style-name="P34" draw:layer="layout" svg:width="25.2cm" svg:height="9.134cm" svg:x="0.2cm" svg:y="3.7cm" presentation:class="outline" presentation:user-transformed="true">
          <draw:text-box>
            <text:list text:style-name="L3">
              <text:list-item>
                <text:p><text:span text:style-name="T5">Run tractography on one subject – Tab 1</text:span></text:p>
              </text:list-item>
            </text:list>
          </draw:text-box>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9" presentation:class="page"/>
          <draw:frame presentation:style-name="pr6" draw:text-style-name="P10"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35" draw:layer="layout" svg:width="13.026cm" svg:height="7.264cm" svg:x="0.508cm" svg:y="5.944cm">
          <draw:text-box>
            <text:list text:style-name="L3">
              <text:list-header>
                <text:p><text:span text:style-name="T40">2. Upload description table and surface(s) files</text:span></text:p>
              </text:list-header>
              <text:list-item>
                <text:p><text:span text:style-name="T41">Upload the parcellation table (json file) – </text:span><text:span text:style-name="T42">format : vtk </text:span><text:span text:style-name="T47">/</text:span><text:span text:style-name="T42"> </text:span><text:span text:style-name="T41">see Appendix 1</text:span></text:p>
              </text:list-item>
              <text:list-item>
                <text:p><text:span text:style-name="T41">Upload the Inner surface (in</text:span><text:span text:style-name="T43"> </text:span><text:span text:style-name="T44">diffusion space</text:span><text:span text:style-name="T41">) – </text:span><text:span text:style-name="T42">format : vtk</text:span></text:p>
              </text:list-item>
              <text:list-item>
                <text:p><text:span text:style-name="T41">This surface contains labels for each regions ? Check the box if yes, unchecked if no (default : check) </text:span></text:p>
              </text:list-item>
              <text:list-item>
                <text:p><text:span text:style-name="T41">If the surface doesn't contain labels, you must upload an other surface (</text:span><text:span text:style-name="T44">same mesh</text:span><text:span text:style-name="T41">, </text:span><text:span text:style-name="T44">same space</text:span><text:span text:style-name="T41">) containing labels</text:span></text:p>
              </text:list-item>
            </text:list>
          </draw:text-box>
        </draw:frame>
        <draw:frame draw:style-name="gr18" draw:text-style-name="P2" draw:layer="layout" svg:width="0.574cm" svg:height="0.654cm" svg:x="15.21cm" svg:y="11.192cm">
          <draw:image xlink:href="Pictures/100002000000002000000020847A9B82.png" xlink:type="simple" xlink:show="embed" xlink:actuate="onLoad">
            <text:p/>
          </draw:image>
        </draw:frame>
        <draw:frame draw:style-name="gr18" draw:text-style-name="P2" draw:layer="layout" svg:width="0.574cm" svg:height="0.654cm" svg:x="15.21cm" svg:y="12.208cm">
          <draw:image xlink:href="Pictures/100002000000002000000020847A9B82.png" xlink:type="simple" xlink:show="embed" xlink:actuate="onLoad">
            <text:p/>
          </draw:image>
        </draw:frame>
        <draw:frame draw:style-name="gr18" draw:text-style-name="P2" draw:layer="layout" svg:width="0.574cm" svg:height="0.654cm" svg:x="15.21cm" svg:y="13.27cm">
          <draw:image xlink:href="Pictures/100002000000002000000020847A9B82.png" xlink:type="simple" xlink:show="embed" xlink:actuate="onLoad">
            <text:p/>
          </draw:image>
        </draw:frame>
        <draw:frame draw:style-name="gr6" draw:text-style-name="P2" draw:layer="layout" svg:width="8.526cm" svg:height="2.17cm" svg:x="1.016cm" svg:y="12.562cm">
          <draw:image xlink:href="Pictures/10000000000002D40000009654752F74.png" xlink:type="simple" xlink:show="embed" xlink:actuate="onLoad">
            <text:p/>
          </draw:image>
        </draw:frame>
        <draw:frame draw:style-name="gr19" draw:text-style-name="P2" draw:layer="layout" svg:width="1.975cm" svg:height="2.009cm" draw:transform="rotate (-3.08364772242358) translate (12.192cm 14.11cm)">
          <draw:image xlink:href="Pictures/1000088100000A2300000A5075ACB62F.png" xlink:type="simple" xlink:show="embed" xlink:actuate="onLoad">
            <text:p/>
          </draw:image>
        </draw:frame>
        <draw:frame draw:style-name="gr18" draw:text-style-name="P2" draw:layer="layout" svg:width="0.574cm" svg:height="0.654cm" svg:x="0.442cm" svg:y="13.57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0" presentation:class="page"/>
          <draw:frame presentation:style-name="pr6" draw:text-style-name="P10" draw:layer="layout" svg:width="17cm" svg:height="14cm" svg:x="2cm" svg:y="13cm" presentation:class="notes" presentation:placeholder="true">
            <draw:text-box/>
          </draw:frame>
        </presentation:notes>
      </draw:page>
      <draw:page draw:name="page11" draw:style-name="dp3" draw:master-page-name="BrightBlue" presentation:presentation-page-layout-name="AL2T1">
        <office:forms form:automatic-focus="false" form:apply-design-mode="false"/>
        <draw:frame draw:style-name="gr6" draw:text-style-name="P2" draw:layer="layout" svg:width="9.652cm" svg:height="2.032cm" svg:x="3.81cm" svg:y="9.652cm">
          <draw:image xlink:href="Pictures/10000000000002BA00000076545358B6.png" xlink:type="simple" xlink:show="embed" xlink:actuate="onLoad">
            <text:p/>
          </draw:image>
        </draw:frame>
        <draw:frame draw:style-name="gr20" draw:text-style-name="P2" draw:layer="layout" svg:width="8.813cm" svg:height="13.803cm" draw:transform="skewX (-0.000523598775598299) rotate (-0.000523598775597623) translate (17.057cm 1.354cm)">
          <draw:image xlink:href="Pictures/10000000000002B90000030F9BDE2A31.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32" draw:layer="layout" svg:width="16.002cm" svg:height="8.28cm" svg:x="0.254cm" svg:y="5.944cm">
          <draw:text-box>
            <text:list text:style-name="L3">
              <text:list-header>
                <text:p><text:span text:style-name="T39">3. Parameters specific to the extraction of label surfaces in the whole brain surface </text:span></text:p>
              </text:list-header>
              <text:list-item>
                <text:p><text:span text:style-name="T45">Fill the text field by the name of the labelset in the vtk file</text:span></text:p>
              </text:list-item>
              <text:list-item>
                <text:p><text:span text:style-name="T45">If you want to ignore a label in the vtk file, check to box “Ignore label” and enter the value/ID of the label to ignore (example : <text:s/>“0 0 0” )</text:span></text:p>
                <text:p><text:span text:style-name="T45"/></text:p>
                <text:p><text:span text:style-name="T45"/></text:p>
                <text:p><text:span text:style-name="T45"/></text:p>
                <text:p><text:span text:style-name="T45"/></text:p>
              </text:list-item>
              <text:list-item>
                <text:p><text:span text:style-name="T45">There is an additional option in the surfaces extraction : overlapping. If the checkbox corresponding to “Overlapping” <text:s/>is selected that mean each region overlaps the neighbors regions. (by default : selected)</text:span></text:p>
              </text:list-item>
            </text:list>
          </draw:text-box>
        </draw:frame>
        <draw:frame draw:style-name="gr18" draw:text-style-name="P2" draw:layer="layout" svg:width="0.574cm" svg:height="0.654cm" svg:x="16.964cm" svg:y="8.998cm">
          <draw:image xlink:href="Pictures/100002000000002000000020847A9B82.png" xlink:type="simple" xlink:show="embed" xlink:actuate="onLoad">
            <text:p/>
          </draw:image>
        </draw:frame>
        <draw:frame draw:style-name="gr18" draw:text-style-name="P2" draw:layer="layout" svg:width="0.574cm" svg:height="0.654cm" svg:x="16.964cm" svg:y="8.49cm">
          <draw:image xlink:href="Pictures/100002000000002000000020847A9B82.png" xlink:type="simple" xlink:show="embed" xlink:actuate="onLoad">
            <text:p/>
          </draw:image>
        </draw:frame>
        <draw:rect draw:style-name="gr13" draw:text-style-name="P2" draw:layer="layout" svg:width="3.81cm" svg:height="0.662cm" svg:x="4.258cm" svg:y="10.868cm">
          <text:p/>
        </draw:rect>
        <draw:frame draw:style-name="gr18" draw:text-style-name="P2" draw:layer="layout" svg:width="0.574cm" svg:height="0.654cm" svg:x="17.057cm" svg:y="10.66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1" presentation:class="page"/>
          <draw:frame presentation:style-name="pr6" draw:text-style-name="P10"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draw:style-name="gr6" draw:text-style-name="P2" draw:layer="layout" svg:width="9.966cm" svg:height="13.462cm" svg:x="16.058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3" draw:text-style-name="P35" draw:layer="layout" svg:width="13.462cm" svg:height="10.16cm" svg:x="0cm" svg:y="5.08cm">
          <draw:text-box>
            <text:list text:style-name="L3">
              <text:list-header>
                <text:p><text:span text:style-name="T48">For FSL tools, it's possible to modify their parameters. Parameters write in </text:span><text:span text:style-name="T49">bold</text:span><text:span text:style-name="T50"> can't be modify</text:span><text:span text:style-name="T48">. <text:s/></text:span></text:p>
                <text:p><text:span text:style-name="T40">4. Bedpostx parameters</text:span></text:p>
              </text:list-header>
              <text:list-item>
                <text:p><text:span text:style-name="T51">By default the number of tensors in the voxel fitting is equal to 2. You can modify bedpostx parameters if you are familiar with this tool by clicking on the checkbox “Modify“.</text:span></text:p>
                <text:p><text:span text:style-name="T40">5. Probtrackx2 parameters</text:span></text:p>
              </text:list-item>
              <text:list-item>
                <text:p><text:span text:style-name="T51">Select loopcheck or not for the tractography computation</text:span></text:p>
                <text:p><text:span text:style-name="T52">Probtrackx2 help → Loopcheck: By default, we terminate pathways that loop back on themselves -i.e paths that travel to a point where they have already been.</text:span></text:p>
              </text:list-item>
              <text:list-item>
                <text:p><text:span text:style-name="T53">You can modify probtrackx2 parameters if you are familiar with this tool by clicking on the checkbox “Modify“.</text:span></text:p>
              </text:list-item>
            </text:list>
          </draw:text-box>
        </draw:frame>
        <draw:frame draw:style-name="gr18" draw:text-style-name="P2" draw:layer="layout" svg:width="0.574cm" svg:height="0.654cm" svg:x="16.06cm" svg:y="6.858cm">
          <draw:image xlink:href="Pictures/100002000000002000000020847A9B82.png" xlink:type="simple" xlink:show="embed" xlink:actuate="onLoad">
            <text:p/>
          </draw:image>
        </draw:frame>
        <draw:frame draw:style-name="gr18" draw:text-style-name="P2" draw:layer="layout" svg:width="0.574cm" svg:height="0.654cm" svg:x="16.106cm" svg:y="3.918cm">
          <draw:image xlink:href="Pictures/100002000000002000000020847A9B82.png" xlink:type="simple" xlink:show="embed" xlink:actuate="onLoad">
            <text:p/>
          </draw:image>
        </draw:frame>
        <draw:frame draw:style-name="gr18" draw:text-style-name="P2" draw:layer="layout" svg:width="0.574cm" svg:height="0.654cm" svg:x="16.06cm" svg:y="8.23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2" presentation:class="page"/>
          <draw:frame presentation:style-name="pr6" draw:text-style-name="P10"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draw:style-name="gr6" draw:text-style-name="P2" draw:layer="layout" svg:width="9.966cm" svg:height="13.462cm" svg:x="16.056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4"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draw:style-name="gr18" draw:text-style-name="P2" draw:layer="layout" svg:width="0.574cm" svg:height="0.654cm" svg:x="16.056cm" svg:y="13.716cm">
          <draw:image xlink:href="Pictures/100002000000002000000020847A9B82.png" xlink:type="simple" xlink:show="embed" xlink:actuate="onLoad">
            <text:p/>
          </draw:image>
        </draw:frame>
        <draw:rect draw:style-name="gr21" draw:text-style-name="P2" draw:layer="layout" svg:width="3.81cm" svg:height="1.17cm" draw:transform="skewX (0.0324631240870945) translate (19.304cm 13.462cm)">
          <text:p/>
        </draw:rect>
        <draw:frame draw:style-name="gr18" draw:text-style-name="P2" draw:layer="layout" svg:width="0.574cm" svg:height="0.654cm" svg:x="16.056cm" svg:y="12.44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frame presentation:style-name="pr19" draw:text-style-name="P35" draw:layer="layout" svg:width="14.986cm" svg:height="9.55cm" svg:x="0cm" svg:y="5.944cm">
          <draw:text-box>
            <text:list text:style-name="L3">
              <text:list-header>
                <text:p><text:span text:style-name="T40">6. Select server and run tractography</text:span></text:p>
              </text:list-header>
              <text:list-item>
                <text:p><text:span text:style-name="T41">Select server where the tractography is computed – by default the first server found is selected</text:span></text:p>
                <text:p><text:span text:style-name="T41"/></text:p>
              </text:list-item>
              <text:list-item>
                <text:p><text:span text:style-name="T41">Finally click on </text:span><text:span text:style-name="T54">“</text:span><text:span text:style-name="T41">Start tractography</text:span><text:span text:style-name="T54">”</text:span><text:span text:style-name="T41"> button to submit the job to server selected before. </text:span></text:p>
                <text:list>
                  <text:list-header>
                    <text:p><text:span text:style-name="T54">During the job submission the button “Start tractography” is disabled and it will be usable again when the job is created and submit. </text:span></text:p>
                    <text:p><text:span text:style-name="T54"/></text:p>
                    <text:p><text:span text:style-name="T55">Tractography can take +/- 1 week of computation </text:span></text:p>
                  </text:list-header>
                </text:list>
              </text:list-item>
            </text:list>
          </draw:text-box>
        </draw:frame>
        <presentation:notes draw:style-name="dp2">
          <draw:page-thumbnail draw:style-name="gr3" draw:layer="layout" svg:width="17cm" svg:height="9.56cm" svg:x="2cm" svg:y="2.5cm" draw:page-number="13" presentation:class="page"/>
          <draw:frame presentation:style-name="pr6" draw:text-style-name="P10" draw:layer="layout" svg:width="17cm" svg:height="14cm" svg:x="2cm" svg:y="13cm" presentation:class="notes" presentation:placeholder="true">
            <draw:text-box/>
          </draw:frame>
        </presentation:notes>
      </draw:page>
      <draw:page draw:name="page14"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9" draw:text-style-name="P36" draw:layer="layout" svg:width="15.24cm" svg:height="1.444cm" svg:x="-0.508cm" svg:y="5.588cm">
          <draw:text-box>
            <text:list text:style-name="L3">
              <text:list-header>
                <text:p><text:span text:style-name="T40">This tab allows the user to have a summary of all <text:s/>jobs (tractography on one subject) launched. </text:span></text:p>
              </text:list-header>
            </text:list>
          </draw:text-box>
        </draw:frame>
        <draw:frame presentation:style-name="pr24" draw:text-style-name="P37" draw:layer="layout" svg:width="14.986cm" svg:height="0.879cm" svg:x="0.254cm" svg:y="7.249cm">
          <draw:text-box>
            <text:list text:style-name="L3">
              <text:list-item>
                <text:p><text:span text:style-name="T41">First, select which jobs to print by selecting a status. (Default : DONE)</text:span></text:p>
              </text:list-item>
            </text:list>
          </draw:text-box>
        </draw:frame>
        <draw:frame draw:style-name="gr6" draw:text-style-name="P2" draw:layer="layout" svg:width="7.581cm" svg:height="1.884cm" svg:x="3.849cm" svg:y="8.128cm">
          <draw:image xlink:href="Pictures/10000000000002490000007776B42412.png" xlink:type="simple" xlink:show="embed" xlink:actuate="onLoad">
            <text:p/>
          </draw:image>
        </draw:frame>
        <draw:frame presentation:style-name="pr24" draw:text-style-name="P37" draw:layer="layout" svg:width="14.986cm" svg:height="4.943cm" svg:x="0.254cm" svg:y="10.551cm">
          <draw:text-box>
            <text:list text:style-name="L3">
              <text:list-item>
                <text:p><text:span text:style-name="T41">Options : </text:span></text:p>
                <text:list>
                  <text:list-header>
                    <text:p><text:span text:style-name="T56">According to the status of the job, options are available or not. </text:span></text:p>
                    <text:p><text:span text:style-name="T41">Update status → you can update the status of the job by clicking on this button</text:span></text:p>
                    <text:p><text:span text:style-name="T41">Connectivity Visualization → see appendix 2</text:span></text:p>
                    <text:p><text:span text:style-name="T41">Download output directory → to save results in your system</text:span></text:p>
                    <text:p><text:span text:style-name="T41">Print job informations → allow user to check files ulpoaded and parameters submited</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0.762cm" svg:height="0.762cm" svg:x="0.816cm" svg:y="11.938cm">
          <draw:image xlink:href="Pictures/100000000000003B000000355DECBC11.png" xlink:type="simple" xlink:show="embed" xlink:actuate="onLoad">
            <text:p/>
          </draw:image>
        </draw:frame>
        <draw:frame draw:style-name="gr6" draw:text-style-name="P2" draw:layer="layout" svg:width="2.286cm" svg:height="0.762cm" svg:x="0.042cm" svg:y="12.646cm">
          <draw:image xlink:href="Pictures/100000000000011400000032A75DC6B3.png" xlink:type="simple" xlink:show="embed" xlink:actuate="onLoad">
            <text:p/>
          </draw:image>
        </draw:frame>
        <draw:frame draw:style-name="gr6" draw:text-style-name="P2" draw:layer="layout" svg:width="2.274cm" svg:height="0.734cm" svg:x="0.042cm" svg:y="13.37cm">
          <draw:image xlink:href="Pictures/10000000000001230000002E3C7630D5.png" xlink:type="simple" xlink:show="embed" xlink:actuate="onLoad">
            <text:p/>
          </draw:image>
        </draw:frame>
        <draw:frame draw:style-name="gr6" draw:text-style-name="P2" draw:layer="layout" svg:width="1.928cm" svg:height="0.762cm" svg:x="0.158cm" svg:y="14.332cm">
          <draw:image xlink:href="Pictures/100000000000009C0000002F5E3813B6.png" xlink:type="simple" xlink:show="embed" xlink:actuate="onLoad">
            <text:p/>
          </draw:image>
        </draw:frame>
        <draw:frame draw:style-name="gr6" draw:text-style-name="P2" draw:layer="layout" svg:width="10.63cm" svg:height="6.205cm" svg:x="15.24cm" svg:y="8.891cm">
          <draw:image xlink:href="Pictures/10000000000003C800000221E43B2A73.png" xlink:type="simple" xlink:show="embed" xlink:actuate="onLoad">
            <text:p/>
          </draw:image>
        </draw:frame>
        <draw:frame draw:style-name="gr6" draw:text-style-name="P2" draw:layer="layout" svg:width="10.668cm" svg:height="4.689cm" svg:x="15.24cm" svg:y="3.811cm">
          <draw:image xlink:href="Pictures/100000000000048C00000181E01010F6.png" xlink:type="simple" xlink:show="embed" xlink:actuate="onLoad">
            <text:p/>
          </draw:image>
        </draw:frame>
        <draw:frame presentation:style-name="pr19" draw:text-style-name="P38" draw:layer="layout" svg:width="2.286cm" svg:height="0.508cm" svg:x="10.414cm" svg:y="8.128cm">
          <draw:text-box>
            <text:list text:style-name="L3">
              <text:list-header>
                <text:p><text:span text:style-name="T57">Refresh page </text:span></text:p>
              </text:list-header>
            </text:list>
          </draw:text-box>
        </draw:frame>
        <draw:frame draw:style-name="gr6" draw:text-style-name="P2" draw:layer="layout" svg:width="1.299cm" svg:height="0.312cm" draw:transform="skewX (0.00314159265358985) rotate (0.291295452157854) translate (9.542cm 8.721cm)">
          <draw:image xlink:href="Pictures/10000201000000670000001995B248BD.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6" draw:text-style-name="P10" draw:layer="layout" svg:width="17cm" svg:height="14cm" svg:x="2cm" svg:y="13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5" draw:text-style-name="P34"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4" draw:text-style-name="P37" draw:layer="layout" svg:width="15.126cm" svg:height="9.398cm" svg:x="0.368cm" svg:y="5.588cm">
          <draw:text-box>
            <text:list text:style-name="L3">
              <text:list-item>
                <text:list>
                  <text:list-header>
                    <text:p><text:span text:style-name="T41">Restart job → you can restart the job at any time.</text:span></text:p>
                    <text:p><text:span text:style-name="T41">If the status is CREATE you can restart the job easily. For all other status, you had to force the job submission. Before force the job submission, check the output log files and check inputs files you've uploaded to be sure you've submited nothing wrong.</text:span></text:p>
                    <text:p><text:span text:style-name="T41"/></text:p>
                    <text:p><text:span text:style-name="T41">View log output →Print the content of log output file </text:span></text:p>
                    <text:p><text:span text:style-name="T41">If the line : <text:s text:c="3"/></text:span><text:span text:style-name="T54">ERROR_PIPELINE_PROBTRACKBRAINCONNECTIVITY</text:span><text:span text:style-name="T41"> appears in the log file, that means there is an error during the pipeline so <text:s/>inputs files or parameters submited are false. <text:s/></text:span></text:p>
                    <text:p><text:span text:style-name="T41"/></text:p>
                    <text:p><text:span text:style-name="T41">View log error output → Print the content of log error output file </text:span></text:p>
                    <text:p><text:span text:style-name="T41">Kill Job → kill the job which is currently running</text:span></text:p>
                    <text:p><text:span text:style-name="T41">Delete Job → delete the job from the database</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0.63cm" svg:height="6.205cm" svg:x="15.34cm" svg:y="8.89cm">
          <draw:image xlink:href="Pictures/10000000000003C800000221E43B2A73.png" xlink:type="simple" xlink:show="embed" xlink:actuate="onLoad">
            <text:p/>
          </draw:image>
        </draw:frame>
        <draw:frame draw:style-name="gr6" draw:text-style-name="P2" draw:layer="layout" svg:width="10.668cm" svg:height="4.689cm" svg:x="15.34cm" svg:y="3.81cm">
          <draw:image xlink:href="Pictures/100000000000048C00000181E01010F6.png" xlink:type="simple" xlink:show="embed" xlink:actuate="onLoad">
            <text:p/>
          </draw:image>
        </draw:frame>
        <draw:frame draw:style-name="gr6" draw:text-style-name="P2" draw:layer="layout" svg:width="1.524cm" svg:height="0.788cm" svg:x="0.608cm" svg:y="13.436cm">
          <draw:image xlink:href="Pictures/100000000000006300000030A01858C0.png" xlink:type="simple" xlink:show="embed" xlink:actuate="onLoad">
            <text:p/>
          </draw:image>
        </draw:frame>
        <draw:frame draw:style-name="gr6" draw:text-style-name="P2" draw:layer="layout" svg:width="2.204cm" svg:height="0.99cm" svg:x="0.336cm" svg:y="9.398cm">
          <draw:image xlink:href="Pictures/10000000000000B9000000329F886385.png" xlink:type="simple" xlink:show="embed" xlink:actuate="onLoad">
            <text:p/>
          </draw:image>
        </draw:frame>
        <draw:frame draw:style-name="gr6" draw:text-style-name="P2" draw:layer="layout" svg:width="2.204cm" svg:height="0.788cm" svg:x="0.254cm" svg:y="12.446cm">
          <draw:image xlink:href="Pictures/10000000000000EB000000307DD9D61B.png" xlink:type="simple" xlink:show="embed" xlink:actuate="onLoad">
            <text:p/>
          </draw:image>
        </draw:frame>
        <draw:frame draw:style-name="gr6" draw:text-style-name="P2" draw:layer="layout" svg:width="2.286cm" svg:height="0.762cm" svg:x="0.2cm" svg:y="14.224cm">
          <draw:image xlink:href="Pictures/10000000000000F100000031033422C6.png" xlink:type="simple" xlink:show="embed" xlink:actuate="onLoad">
            <text:p/>
          </draw:image>
        </draw:frame>
        <draw:frame draw:style-name="gr6" draw:text-style-name="P2" draw:layer="layout" svg:width="2.032cm" svg:height="1.044cm" svg:x="0.368cm" svg:y="5.588cm">
          <draw:image xlink:href="Pictures/10000000000000670000002EBB8667D8.png" xlink:type="simple" xlink:show="embed" xlink:actuate="onLoad">
            <text:p/>
          </draw:image>
        </draw:frame>
        <presentation:notes draw:style-name="dp2">
          <draw:page-thumbnail draw:style-name="gr3" draw:layer="layout" svg:width="17cm" svg:height="9.56cm" svg:x="2cm" svg:y="2.5cm" draw:page-number="15" presentation:class="page"/>
          <draw:frame presentation:style-name="pr6" draw:text-style-name="P10" draw:layer="layout" svg:width="17cm" svg:height="14cm" svg:x="2cm" svg:y="13cm" presentation:class="notes" presentation:placeholder="true">
            <draw:text-box/>
          </draw:frame>
        </presentation:notes>
      </draw:page>
      <draw:page draw:name="page16" draw:style-name="dp3" draw:master-page-name="BrightBlue" presentation:presentation-page-layout-name="AL2T1">
        <office:forms form:automatic-focus="false" form:apply-design-mode="false"/>
        <draw:frame presentation:style-name="pr5" draw:text-style-name="P34" draw:layer="layout" svg:width="13.97cm" svg:height="9.134cm" svg:x="0.254cm" svg:y="3.8cm" presentation:class="outline" presentation:user-transformed="true">
          <draw:text-box>
            <text:list text:style-name="L3">
              <text:list-item>
                <text:p><text:span text:style-name="T5">Visualize the connectivity matrix – Tab 3</text:span></text:p>
                <text:p><text:span text:style-name="T5"/></text:p>
                <text:p><text:span text:style-name="T43"/></text:p>
              </text:list-item>
              <text:list-item>
                <text:p><text:span text:style-name="T43">This tab allow users to plot connectivity matrix from the user system files by uploading 2 files : </text:span></text:p>
                <text:p><text:span text:style-name="T43">-connectivity matrix : output of probtrackx2 </text:span></text:p>
                <text:p><text:span text:style-name="T43">-parcellation table : json file → </text:span><text:span text:style-name="T58">see appendix 1</text:span></text:p>
                <text:p><text:span text:style-name="T43"/></text:p>
              </text:list-item>
              <text:list-item>
                <text:p><text:span text:style-name="T43">To visualize the brain connectome click on PLOT, </text:span></text:p>
                <text:p><text:span text:style-name="T43">and the circle plot appear. → </text:span><text:span text:style-name="T58">see appendix 2 </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3.503cm" svg:height="5.673cm" svg:x="14.183cm" svg:y="4.233cm">
          <draw:image xlink:href="Pictures/10000000000002EF000001229E86C9FC.png" xlink:type="simple" xlink:show="embed" xlink:actuate="onLoad">
            <text:p/>
          </draw:image>
        </draw:frame>
        <draw:frame draw:style-name="gr22" draw:text-style-name="P2" draw:layer="layout" svg:width="5.843cm" svg:height="4.19cm" svg:x="13.97cm" svg:y="10.376cm">
          <draw:image xlink:href="Pictures/1000000000000780000004B024552FF2.png" xlink:type="simple" xlink:show="embed" xlink:actuate="onLoad">
            <text:p/>
          </draw:image>
        </draw:frame>
        <draw:frame draw:style-name="gr6" draw:text-style-name="P2" draw:layer="layout" svg:width="6.096cm" svg:height="5.588cm" svg:x="20.066cm" svg:y="9.652cm">
          <draw:image xlink:href="Pictures/10000000000003FB000003A353167F67.png" xlink:type="simple" xlink:show="embed" xlink:actuate="onLoad">
            <text:p/>
          </draw:image>
        </draw:frame>
        <presentation:notes draw:style-name="dp2">
          <draw:page-thumbnail draw:style-name="gr3" draw:layer="layout" svg:width="17cm" svg:height="9.56cm" svg:x="2cm" svg:y="2.5cm" draw:page-number="16" presentation:class="page"/>
          <draw:frame presentation:style-name="pr6" draw:text-style-name="P10" draw:layer="layout" svg:width="17cm" svg:height="14cm" svg:x="2cm" svg:y="13cm" presentation:class="notes" presentation:placeholder="true">
            <draw:text-box/>
          </draw:frame>
        </presentation:notes>
      </draw:page>
      <draw:page draw:name="page17" draw:style-name="dp3" draw:master-page-name="BrightBlue" presentation:presentation-page-layout-name="AL2T1">
        <office:forms form:automatic-focus="false" form:apply-design-mode="false"/>
        <draw:frame presentation:style-name="pr5" draw:text-style-name="P34" draw:layer="layout" svg:width="13.462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25" draw:text-style-name="P40" draw:layer="layout" svg:width="6.858cm" svg:height="8.402cm" svg:x="20.574cm" svg:y="5.071cm">
          <draw:text-box>
            <text:p text:style-name="P39"><text:span text:style-name="T59">Json file / Description table </text:span></text:p>
            <text:p text:style-name="P39"><text:span text:style-name="T35"/></text:p>
            <text:p text:style-name="P39"><text:span text:style-name="T35">[</text:span></text:p>
            <text:p text:style-name="P39"><text:span text:style-name="T35"><text:tab/></text:span><text:span text:style-name="T35">{</text:span></text:p>
            <text:p text:style-name="P39"><text:span text:style-name="T35"><text:tab/></text:span><text:span text:style-name="T35"><text:tab/></text:span><text:span text:style-name="T35">Object 1 / Region 1</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2 / Region 2</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span></text:p>
            <text:p text:style-name="P39"><text:span text:style-name="T35"><text:tab/></text:span><text:span text:style-name="T35"><text:tab/></text:span><text:span text:style-name="T35">Object N / Region N</text:span></text:p>
            <text:p text:style-name="P39"><text:span text:style-name="T35"><text:tab/></text:span><text:span text:style-name="T35">}</text:span></text:p>
            <text:p text:style-name="P39"><text:span text:style-name="T35">]</text:span></text:p>
          </draw:text-box>
        </draw:frame>
        <draw:rect draw:style-name="gr23" draw:text-style-name="P2" draw:layer="layout" svg:width="4.318cm" svg:height="0.762cm" svg:x="22.76cm" svg:y="7.72cm">
          <text:p/>
        </draw:rect>
        <draw:rect draw:style-name="gr24" draw:text-style-name="P2" draw:layer="layout" svg:width="19.812cm" svg:height="9.144cm" svg:x="0.508cm" svg:y="6.35cm">
          <text:p/>
        </draw:rect>
        <draw:frame presentation:style-name="pr19" draw:text-style-name="P41" draw:layer="layout" svg:width="28cm" svg:height="10.67cm" svg:x="0cm" svg:y="5.08cm">
          <draw:text-box>
            <text:list text:style-name="L3">
              <text:list-header>
                <text:p><text:span text:style-name="T60">1 . Description table template - json file</text:span></text:p>
                <text:p><text:span text:style-name="T61">This file is a description of the parcellation table.This json object is an array of objects defined like bellow : <text:s/></text:span></text:p>
                <text:p><text:span text:style-name="T61">{ <text:s/></text:span><text:span text:style-name="T22">//Object corresponding to one region – this example is based on the AAL90 parcellation table</text:span></text:p>
                <text:p><text:span text:style-name="T61"><text:s text:c="4"/></text:span><text:span text:style-name="T61">"VisuOrder": 78,</text:span><text:span text:style-name="T61"><text:tab/></text:span><text:span text:style-name="T61"><text:tab/></text:span><text:span text:style-name="T61"><text:tab/></text:span><text:span text:style-name="T62">//This is the rank in the circle plotting </text:span></text:p>
                <text:p><text:span text:style-name="T61"><text:s text:c="4"/></text:span><text:span text:style-name="T61">"MatrixRow": 1,</text:span><text:span text:style-name="T61"><text:tab/></text:span><text:span text:style-name="T61"><text:tab/></text:span><text:span text:style-name="T62">// Rank in the connectivity matrix - first row = 1 = first column ( if = -1 not in the matrix )</text:span></text:p>
                <text:p><text:span text:style-name="T61"><text:s text:c="4"/></text:span><text:span text:style-name="T61">"name": "Precentral_L",</text:span><text:span text:style-name="T61"><text:tab/></text:span><text:span text:style-name="T61"><text:tab/></text:span><text:span text:style-name="T62">//Name of the region/seed</text:span></text:p>
                <text:p><text:span text:style-name="T61"><text:s text:c="4"/></text:span><text:span text:style-name="T61">"VisuHierarchy": "seed.left.frontal.",</text:span><text:span text:style-name="T61"><text:tab/></text:span><text:span text:style-name="T61"><text:tab/></text:span><text:span text:style-name="T62">//Hierachy of the seed (for circle plotting)</text:span></text:p>
                <text:p><text:span text:style-name="T61"><text:s text:c="4"/></text:span><text:span text:style-name="T61">"coord": [</text:span><text:span text:style-name="T61"><text:tab/></text:span><text:span text:style-name="T61"><text:tab/></text:span><text:span text:style-name="T61"><text:tab/></text:span><text:span text:style-name="T61"><text:tab/></text:span><text:span text:style-name="T61"> <text:s text:c="8"/></text:span><text:span text:style-name="T62">//Coordinates of the seed </text:span></text:p>
                <text:p><text:span text:style-name="T61"><text:s text:c="5"/></text:span><text:span text:style-name="T61"><text:tab/></text:span><text:span text:style-name="T61"> </text:span><text:span text:style-name="T61">-38.65,</text:span><text:span text:style-name="T61"><text:tab/></text:span><text:span text:style-name="T62">// X</text:span></text:p>
                <text:p><text:span text:style-name="T61"><text:s text:c="5"/></text:span><text:span text:style-name="T61"><text:tab/></text:span><text:span text:style-name="T61"> </text:span><text:span text:style-name="T61">-5.68,</text:span><text:span text:style-name="T61"><text:tab/></text:span><text:span text:style-name="T62">// Y</text:span></text:p>
                <text:p><text:span text:style-name="T61"><text:s text:c="4"/></text:span><text:span text:style-name="T61"><text:tab/></text:span><text:span text:style-name="T61"> <text:s/></text:span><text:span text:style-name="T61">50.94 <text:s text:c="3"/></text:span><text:span text:style-name="T62">// Z</text:span></text:p>
                <text:p><text:span text:style-name="T61"><text:s text:c="4"/></text:span><text:span text:style-name="T61">],</text:span></text:p>
                <text:p><text:span text:style-name="T61"><text:s text:c="4"/></text:span><text:span text:style-name="T61">"labelValue": "131 44 78", <text:s text:c="2"/></text:span><text:span text:style-name="T62"><text:s/>//Value of the label in the vtk file</text:span></text:p>
                <text:p><text:span text:style-name="T61"><text:s text:c="4"/></text:span><text:span text:style-name="T61">"AAL_ID": 1 <text:s text:c="21"/></text:span><text:span text:style-name="T62">// label/seed ID in the AAL90 table</text:span></text:p>
                <text:p><text:span text:style-name="T61"><text:s text:c="2"/></text:span><text:span text:style-name="T61">} </text:span></text:p>
                <text:p><text:span text:style-name="T61"/></text:p>
              </text:list-header>
            </text:list>
          </draw:text-box>
        </draw:frame>
        <draw:frame draw:style-name="gr6" draw:text-style-name="P2" draw:layer="layout" svg:width="2.973cm" svg:height="0.902cm" draw:transform="rotate (0.343480796792484) translate (19.797cm 8.703cm)">
          <draw:image xlink:href="Pictures/10000359000022F200000C202FCC94DE.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7" presentation:class="page"/>
          <draw:frame presentation:style-name="pr6" draw:text-style-name="P10" draw:layer="layout" svg:width="17cm" svg:height="14cm" svg:x="2cm" svg:y="13cm" presentation:class="notes" presentation:placeholder="true">
            <draw:text-box/>
          </draw:frame>
        </presentation:notes>
      </draw:page>
      <draw:page draw:name="page18"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16.093cm" svg:height="10.67cm" svg:x="0cm" svg:y="5.08cm">
          <draw:text-box>
            <text:list text:style-name="L3">
              <text:list-header>
                <text:p><text:span text:style-name="T39">2. Visualization of the brain connectome – Parameters</text:span></text:p>
              </text:list-header>
              <text:list-item>
                <text:p><text:span text:style-name="T63">The brain connectome plot is the result of connectivity matrix (outptut of probtrackx2) normalized by the number of streamlines per seeds (rows) and then triangulate. The triangular matrix can be compute by 3 differents way. </text:span></text:p>
                <text:list>
                  <text:list-item>
                    <text:p><text:span text:style-name="T63">Average between the lower and upper triangular matrix</text:span></text:p>
                  </text:list-item>
                  <text:list-item>
                    <text:p><text:span text:style-name="T63">Maximum value between the lower and upper triangular matrix</text:span></text:p>
                  </text:list-item>
                  <text:list-item>
                    <text:p><text:span text:style-name="T63">Minimum <text:s/>value between the lower and upper triangular matrix</text:span></text:p>
                    <text:p><text:span text:style-name="T64">Select the method you prefer.</text:span></text:p>
                  </text:list-item>
                </text:list>
              </text:list-item>
              <text:list-item>
                <text:p><text:span text:style-name="T65">Threshold</text:span><text:span text:style-name="T63"> : The connectivity visualized can be threshold between 2 values. </text:span></text:p>
                <text:list>
                  <text:list-item>
                    <text:p><text:span text:style-name="T63">All links with a connectivity value inferior to the threshold value are not print</text:span></text:p>
                  </text:list-item>
                  <text:list-item>
                    <text:p><text:span text:style-name="T63">All links with a connectivity value superior to the maximum threshold value are </text:span><text:span text:style-name="T66">red</text:span><text:span text:style-name="T63"> </text:span></text:p>
                  </text:list-item>
                </text:list>
                <text:p><text:span text:style-name="T63"><text:s/></text:span></text:p>
                <text:p><text:span text:style-name="T63"/></text:p>
                <text:p><text:span text:style-name="T63"/></text:p>
              </text:list-item>
            </text:list>
          </draw:text-box>
        </draw:frame>
        <draw:frame draw:style-name="gr6" draw:text-style-name="P2" draw:layer="layout" svg:width="5.884cm" svg:height="0.764cm" svg:x="18.288cm" svg:y="14.476cm">
          <draw:image xlink:href="Pictures/10000000000001E10000003AEB1897C4.png" xlink:type="simple" xlink:show="embed" xlink:actuate="onLoad">
            <text:p/>
          </draw:image>
        </draw:frame>
        <draw:frame draw:style-name="gr6" draw:text-style-name="P2" draw:layer="layout" svg:width="10.071cm" svg:height="9.906cm" svg:x="16.093cm" svg:y="4.318cm">
          <draw:image xlink:href="Pictures/10000000000003CF000003B3BC67FA0B.png" xlink:type="simple" xlink:show="embed" xlink:actuate="onLoad">
            <text:p/>
          </draw:image>
        </draw:frame>
        <presentation:notes draw:style-name="dp2">
          <draw:page-thumbnail draw:style-name="gr3" draw:layer="layout" svg:width="17cm" svg:height="9.56cm" svg:x="2cm" svg:y="2.5cm" draw:page-number="18" presentation:class="page"/>
          <draw:frame presentation:style-name="pr6" draw:text-style-name="P10" draw:layer="layout" svg:width="17cm" svg:height="14cm" svg:x="2cm" svg:y="13cm" presentation:class="notes" presentation:placeholder="true">
            <draw:text-box/>
          </draw:frame>
        </presentation:notes>
      </draw:page>
      <draw:page draw:name="page19"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span text:style-name="T5"><text:tab/></text:span><text:span text:style-name="T5"><text:tab/></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16.764cm" svg:height="7.62cm" svg:x="0cm" svg:y="5.08cm">
          <draw:text-box>
            <text:list text:style-name="L3">
              <text:list-header>
                <text:p><text:span text:style-name="T39">2. Visualization of the brain connectome</text:span></text:p>
              </text:list-header>
              <text:list-item>
                <text:p><text:span text:style-name="T63">The slide bar above </text:span><text:span text:style-name="T64">“</text:span><text:span text:style-name="T63">Tension splines value“ modifies the shape of links by changing their tension value.</text:span></text:p>
              </text:list-item>
              <text:list-item>
                <text:p><text:span text:style-name="T63">The diameter circle can also be set.</text:span></text:p>
              </text:list-item>
              <text:list-item>
                <text:p><text:span text:style-name="T65">Links</text:span><text:span text:style-name="T63"> :</text:span><text:span text:style-name="T63"><text:tab/></text:span><text:span text:style-name="T63">- Links colors indicate the connectivity value according the color bar</text:span><text:span text:style-name="T63"><text:tab/></text:span></text:p>
                <text:list>
                  <text:list-header>
                    <text:p><text:span text:style-name="T63"><text:s text:c="3"/></text:span><text:span text:style-name="T63"><text:tab/></text:span><text:span text:style-name="T63">- The thickness of links is proportional to the connectivity value </text:span></text:p>
                    <text:list>
                      <text:list-header>
                        <text:p><text:span text:style-name="T63">- Mouse over links <text:s/>: <text:s/></text:span></text:p>
                      </text:list-header>
                    </text:list>
                  </text:list-header>
                </text:list>
              </text:list-item>
            </text:list>
            <text:list text:style-name="L4">
              <text:list-item>
                <text:list>
                  <text:list-item>
                    <text:list>
                      <text:list-item>
                        <text:list>
                          <text:list-item>
                            <text:p><text:span text:style-name="T63">A tooltip indicates the connectivity value</text:span></text:p>
                          </text:list-item>
                          <text:list-item>
                            <text:p><text:span text:style-name="T63">Seeds name are bigger and bold for a better visualization</text:span></text:p>
                          </text:list-item>
                        </text:list>
                      </text:list-item>
                    </text:list>
                  </text:list-item>
                </text:list>
              </text:list-item>
            </text:list>
            <text:list text:style-name="L3">
              <text:list-item>
                <text:list>
                  <text:list-header>
                    <text:p><text:span text:style-name="T63"/></text:p>
                  </text:list-header>
                </text:list>
                <text:p><text:span text:style-name="T63"/></text:p>
              </text:list-item>
            </text:list>
          </draw:text-box>
        </draw:frame>
        <draw:frame draw:style-name="gr25" draw:text-style-name="P2" draw:layer="layout" svg:width="5.884cm" svg:height="0.764cm" svg:x="18.288cm" svg:y="14.476cm">
          <draw:image xlink:href="Pictures/10000000000001E10000003AEB1897C4.png" xlink:type="simple" xlink:show="embed" xlink:actuate="onLoad">
            <text:p/>
          </draw:image>
        </draw:frame>
        <draw:frame draw:style-name="gr26" draw:text-style-name="P2" draw:layer="layout" svg:width="10.071cm" svg:height="3.53cm" svg:x="16.256cm" svg:y="4.318cm">
          <draw:image xlink:href="Pictures/10000000000003CF000003B3BC67FA0B.png" xlink:type="simple" xlink:show="embed" xlink:actuate="onLoad">
            <text:p/>
          </draw:image>
        </draw:frame>
        <draw:frame draw:style-name="gr27" draw:text-style-name="P2" draw:layer="layout" svg:width="9.398cm" svg:height="7.112cm" svg:x="16.597cm" svg:y="7.366cm">
          <draw:image xlink:href="Pictures/1000000000000780000004B024552FF2.png" xlink:type="simple" xlink:show="embed" xlink:actuate="onLoad">
            <text:p/>
          </draw:image>
        </draw:frame>
        <draw:frame draw:style-name="gr28" draw:text-style-name="P2" draw:layer="layout" svg:width="2.305cm" svg:height="0.553cm" draw:transform="rotate (3.12204496596746) translate (17.261cm 15.24cm)">
          <draw:image xlink:href="Pictures/100002010000006700000019CCDDD1CC.png" xlink:type="simple" xlink:show="embed" xlink:actuate="onLoad">
            <text:p/>
          </draw:image>
        </draw:frame>
        <draw:frame draw:style-name="gr29" draw:text-style-name="P42" draw:layer="layout" svg:width="17.526cm" svg:height="2.849cm" svg:x="-0.254cm" svg:y="12.901cm">
          <draw:text-box>
            <text:list text:style-name="L3">
              <text:list-item>
                <text:p><text:span text:style-name="T51">Brain connectome on brain templates :</text:span></text:p>
                <text:p><text:span text:style-name="T51">An other visualization is available : brain connectome above brain templates </text:span></text:p>
                <text:p><text:span text:style-name="T51">Click on the checkbox to visualize them</text:span></text:p>
              </text:list-item>
            </text:list>
          </draw:text-box>
        </draw:frame>
        <presentation:notes draw:style-name="dp2">
          <draw:page-thumbnail draw:style-name="gr3" draw:layer="layout" svg:width="17cm" svg:height="9.56cm" svg:x="2cm" svg:y="2.5cm" draw:page-number="19" presentation:class="page"/>
          <draw:frame presentation:style-name="pr6" draw:text-style-name="P10" draw:layer="layout" svg:width="17cm" svg:height="14cm" svg:x="2cm" svg:y="13cm" presentation:class="notes" presentation:placeholder="true">
            <draw:text-box/>
          </draw:frame>
        </presentation:notes>
      </draw:page>
      <draw:page draw:name="page20" draw:style-name="dp3" draw:master-page-name="BrightBlue" presentation:presentation-page-layout-name="AL2T1">
        <office:forms form:automatic-focus="false" form:apply-design-mode="false"/>
        <draw:frame presentation:style-name="pr5" draw:text-style-name="P34"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41" draw:layer="layout" svg:width="28cm" svg:height="10.67cm" svg:x="0cm" svg:y="5.08cm">
          <draw:text-box>
            <text:list text:style-name="L3">
              <text:list-header>
                <text:p><text:span text:style-name="T39"/></text:p>
                <text:p><text:span text:style-name="T63"/></text:p>
                <text:p><text:span text:style-name="T63"/></text:p>
              </text:list-header>
            </text:list>
          </draw:text-box>
        </draw:frame>
        <draw:frame draw:style-name="gr6" draw:text-style-name="P2" draw:layer="layout" svg:width="12.954cm" svg:height="6.858cm" svg:x="14.224cm" svg:y="6.35cm">
          <draw:image xlink:href="Pictures/10000000000006C00000032F52A48AD7.png" xlink:type="simple" xlink:show="embed" xlink:actuate="onLoad">
            <text:p/>
          </draw:image>
        </draw:frame>
        <draw:frame draw:style-name="gr6" draw:text-style-name="P2" draw:layer="layout" svg:width="4.572cm" svg:height="0.508cm" draw:transform="rotate (3.14124358773939) translate (18.796cm 6.76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6" draw:text-style-name="P2" draw:layer="layout" svg:width="4.318cm" svg:height="0.48cm" draw:transform="rotate (1.57934844012967) translate (13.998cm 10.822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30" draw:text-style-name="P43" draw:layer="layout" svg:width="3.556cm" svg:height="0.725cm" svg:x="16.002cm" svg:y="5.588cm">
          <draw:text-box>
            <text:list text:style-name="L3">
              <text:list-header>
                <text:p><text:span text:style-name="T67">X</text:span></text:p>
              </text:list-header>
            </text:list>
          </draw:text-box>
        </draw:frame>
        <draw:frame draw:style-name="gr30" draw:text-style-name="P43" draw:layer="layout" svg:width="1.016cm" svg:height="0.725cm" svg:x="13.208cm" svg:y="9.652cm">
          <draw:text-box>
            <text:p text:style-name="P44"><text:span text:style-name="T67">Y</text:span></text:p>
          </draw:text-box>
        </draw:frame>
        <draw:frame presentation:style-name="pr19" draw:text-style-name="P41" draw:layer="layout" svg:width="12.446cm" svg:height="7.62cm" svg:x="0cm" svg:y="6.35cm">
          <draw:text-box>
            <text:list text:style-name="L3">
              <text:list-header>
                <text:p><text:span text:style-name="T40">2. Visualization of the brain connectome</text:span></text:p>
              </text:list-header>
              <text:list-item>
                <text:p><text:span text:style-name="T51">Here you can vizualize the connectivity on brains templates. </text:span></text:p>
              </text:list-item>
              <text:list-item>
                <text:p><text:span text:style-name="T51">If your mouse is over the node, a tooltip indicate the seed name </text:span></text:p>
              </text:list-item>
              <text:list-item>
                <text:p><text:span text:style-name="T51">The links are print according to the threshold values specified.</text:span></text:p>
              </text:list-item>
              <text:list-item>
                <text:p><text:span text:style-name="T51">You can re-scale and translate nodes and links </text:span></text:p>
              </text:list-item>
              <text:list-item>
                <text:p><text:span text:style-name="T51">You can also re-size brains template</text:span></text:p>
                <text:p><text:span text:style-name="T63"/></text:p>
              </text:list-item>
            </text:list>
          </draw:text-box>
        </draw:frame>
        <presentation:notes draw:style-name="dp2">
          <draw:page-thumbnail draw:style-name="gr3" draw:layer="layout" svg:width="17cm" svg:height="9.56cm" svg:x="2cm" svg:y="2.5cm" draw:page-number="20" presentation:class="page"/>
          <draw:frame presentation:style-name="pr6" draw:text-style-name="P10" draw:layer="layout" svg:width="17cm" svg:height="14cm" svg:x="2cm" svg:y="13cm" presentation:class="notes" presentation:placeholder="true">
            <draw:text-box/>
          </draw:frame>
        </presentation:notes>
      </draw:page>
      <draw:page draw:name="page21" draw:style-name="dp3" draw:master-page-name="BrightBlue" presentation:presentation-page-layout-name="AL2T1">
        <office:forms form:automatic-focus="false" form:apply-design-mode="fals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46" draw:layer="layout" svg:width="25.908cm" svg:height="8.89cm" svg:x="0.57cm" svg:y="5.08cm" presentation:class="outline" presentation:user-transformed="true">
          <draw:text-box>
            <text:list text:style-name="L3">
              <text:list-header>
                <text:p text:style-name="P45"><text:span text:style-name="T68">Acknowledgment</text:span><text:span text:style-name="T69"> :</text:span></text:p>
                <text:p text:style-name="P45"><text:span text:style-name="T69"/></text:p>
                <text:p text:style-name="P45"><text:span text:style-name="T70">This work is part of the National Alliance for Medical Image Computing (NAMIC), funded by the National Institutes of Health through the NIH Roadmap for Medical Research, Grants U01 MH070890 – U54 HD079124 - R01 MH091351.</text:span></text:p>
                <text:p text:style-name="P45"><text:span text:style-name="T71"/></text:p>
                <text:p text:style-name="P45"><text:span text:style-name="T71">UNC : Danaele Puechmaille, Juan Carlos Prieto, Martin Styner</text:span></text:p>
                <text:p text:style-name="P45"><text:span text:style-name="T70"/></text:p>
              </text:list-header>
            </text:list>
          </draw:text-box>
        </draw:frame>
        <draw:frame draw:name="Picture 6" draw:style-name="gr31" draw:text-style-name="P47" draw:layer="layout" svg:width="1.644cm" svg:height="2.116cm" svg:x="4.198cm" svg:y="11.6cm">
          <draw:image xlink:href="Pictures/10000200000001170000011139DADA28.png" xlink:type="simple" xlink:show="embed" xlink:actuate="onLoad">
            <text:p/>
          </draw:image>
        </draw:frame>
        <presentation:notes draw:style-name="dp2">
          <draw:page-thumbnail draw:style-name="gr3" draw:layer="layout" svg:width="17cm" svg:height="9.56cm" svg:x="2cm" svg:y="2.5cm" draw:page-number="21" presentation:class="page"/>
          <draw:frame presentation:style-name="pr6" draw:text-style-name="P10"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2" svg:font-family="'Lohit Devanagari'"/>
    <style:font-face style:name="Liberation Sans3" svg:font-family="'Liberation Sans', Arial" style:font-family-generic="roman"/>
    <style:font-face style:name="Lohit Devanagari" svg:font-family="'Lohit Devanagari'" style:font-family-generic="roman"/>
    <style:font-face style:name="Lohit Hindi" svg:font-family="'Lohit Hindi'" style:font-family-generic="roman"/>
    <style:font-face style:name="AR PL UMing HK1" svg:font-family="'AR PL UMing HK'" style:font-pitch="variable"/>
    <style:font-face style:name="Lohit Devanagari1" svg:font-family="'Lohit Devanagar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3" svg:font-family="'Lohit Devanagari'" style:font-family-generic="system" style:font-pitch="variable"/>
    <style:font-face style:name="Lohit Hindi1" svg:font-family="'Lohit Hind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1"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fill="none"/>
    </style:style>
    <style:style style:name="Object_20_with_20_no_20_fill_20_and_20_no_20_line" style:display-name="Object with no fill and no line" style:family="graphic">
      <style:graphic-properties draw:stroke="none" draw:stroke-dash="Dashed_20__28_var_29__20_4" svg:stroke-width="0.051cm" svg:stroke-color="#b84700" draw:marker-start-width="0.279cm" draw:marker-end-width="0.279cm" draw:fill="none" draw:fill-image-width="0cm" draw:fill-image-height="0cm" draw:shadow-offset-x="0.203cm" draw:shadow-offset-y="0.203cm"/>
      <style:text-properties style:use-window-font-color="tru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1"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graphic-properties draw:fill="solid" draw:fill-color="#000000" draw:fill-image-width="0cm" draw:fill-image-height="0cm"/>
      <style:paragraph-properties fo:margin-left="0cm" fo:margin-right="0cm" fo:margin-top="0cm" fo:margin-bottom="0.324cm" fo:text-indent="0cm"/>
      <style:text-properties fo:color="#000000"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1"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1"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3" draw:layer="backgroundobjects" svg:width="21.651cm" svg:height="3.349cm" svg:x="-0.162cm" svg:y="0.225cm">
        <draw:image xlink:href="Pictures/200000010000877F000014FB76FF97FA.png" xlink:type="simple" xlink:show="embed" xlink:actuate="onLoad">
          <text:p/>
        </draw:image>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1" draw:layer="backgroundobjects" svg:width="6.523cm" svg:height="1.085cm" svg:x="1.4cm" svg:y="14.347cm" presentation:class="date-time">
        <draw:text-box>
          <text:p text:style-name="MP1"><text:span text:style-name="MT1"><presentation:date-time/></text:span></text:p>
        </draw:text-box>
      </draw:frame>
      <draw:frame presentation:style-name="Mpr1" draw:text-style-name="MP4" draw:layer="backgroundobjects" svg:width="8.875cm" svg:height="1.085cm" svg:x="9.575cm" svg:y="14.347cm" presentation:class="footer">
        <draw:text-box>
          <text:p text:style-name="MP4"><text:span text:style-name="MT1"><presentation:footer/></text:span></text:p>
        </draw:text-box>
      </draw:frame>
      <draw:frame presentation:style-name="Mpr1" draw:text-style-name="MP2" draw:layer="backgroundobjects" svg:width="6.523cm" svg:height="1.085cm" svg:x="20.075cm" svg:y="14.347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0T14:52:44.961181911</meta:creation-date>
    <meta:editing-duration>P0D</meta:editing-duration>
    <meta:editing-cycles>1</meta:editing-cycles>
    <meta:generator>LibreOffice/4.2.8.2$Linux_X86_64 LibreOffice_project/420$Build-2</meta:generator>
    <dc:title>Bright Blue</dc:title>
    <meta:document-statistic meta:object-count="270"/>
    <meta:template xlink:type="simple" xlink:actuate="onRequest" xlink:title="Bright Blue" xlink:href="../../../../usr/lib64/libreoffice/share/template/common/layout/BrightBlue.otp" meta:date="2016-05-10T14:52:44.783930733"/>
  </office:meta>
</office:document-meta>
</file>